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0">
      <style:text-properties fo:font-size="26pt" style:font-size-asian="26pt" style:font-size-complex="26pt" fo:font-weight="bold" style:font-weight-asian="bold" style:font-weight-complex="bold"/>
    </style:style>
    <style:style style:name="ce4" style:family="table-cell" style:parent-style-name="Default" style:data-style-name="N0">
      <style:text-properties fo:color="#000000" fo:font-weight="bold" style:font-weight-asian="bold" style:font-weight-complex="bold"/>
    </style:style>
    <style:style style:name="ce5" style:family="table-cell" style:parent-style-name="Default" style:data-style-name="N0">
      <style:text-properties fo:color="#000000" fo:font-style="italic" style:font-style-asian="italic" style:font-style-complex="italic"/>
    </style:style>
    <style:style style:name="ce6" style:family="table-cell" style:parent-style-name="Default" style:data-style-name="N0">
      <style:text-properties fo:font-style="italic" style:font-style-asian="italic" style:font-style-complex="italic"/>
    </style:style>
    <style:style style:name="ce7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e8" style:family="table-cell" style:parent-style-name="Default" style:data-style-name="N0">
      <style:text-properties fo:color="#FF0000" fo:font-size="20pt" style:font-size-asian="20pt" style:font-size-complex="20pt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fo:background-color="#D9D9D9"/>
    </style:style>
    <style:style style:name="ce11" style:family="table-cell" style:parent-style-name="Default" style:data-style-name="N0">
      <style:table-cell-properties fo:background-color="#EBF1DE"/>
    </style:style>
    <style:style style:name="ce12" style:family="table-cell" style:parent-style-name="Default" style:data-style-name="N0">
      <style:table-cell-properties fo:background-color="#FCD5B4"/>
    </style:style>
    <style:style style:name="ce13" style:family="table-cell" style:parent-style-name="Default" style:data-style-name="N3"/>
    <style:style style:name="ce14" style:family="table-cell" style:parent-style-name="Default" style:data-style-name="N0">
      <style:table-cell-properties fo:background-color="#D9D9D9"/>
      <style:text-properties fo:color="#000000"/>
    </style:style>
    <style:style style:name="ce15" style:family="table-cell" style:parent-style-name="Default" style:data-style-name="N3">
      <style:table-cell-properties fo:background-color="transparent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4.683125cm"/>
    </style:style>
    <style:style style:name="co3" style:family="table-column">
      <style:table-column-properties fo:break-before="auto" style:column-width="9.71020833333333cm"/>
    </style:style>
    <style:style style:name="co4" style:family="table-column">
      <style:table-column-properties fo:break-before="auto" style:column-width="4.78895833333333cm"/>
    </style:style>
    <style:style style:name="co5" style:family="table-column">
      <style:table-column-properties fo:break-before="auto" style:column-width="10.0541666666667cm"/>
    </style:style>
    <style:style style:name="co6" style:family="table-column">
      <style:table-column-properties fo:break-before="auto" style:column-width="2.83104166666667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3.81cm"/>
    </style:style>
    <style:style style:name="co10" style:family="table-column">
      <style:table-column-properties fo:break-before="auto" style:column-width="2.98979166666667cm"/>
    </style:style>
    <style:style style:name="co11" style:family="table-column">
      <style:table-column-properties fo:break-before="auto" style:column-width="2.936875cm"/>
    </style:style>
    <style:style style:name="co12" style:family="table-column">
      <style:table-column-properties fo:break-before="auto" style:column-width="3.06916666666667cm"/>
    </style:style>
    <style:style style:name="co13" style:family="table-column">
      <style:table-column-properties fo:break-before="auto" style:column-width="3.36020833333333cm"/>
    </style:style>
    <style:style style:name="co14" style:family="table-column">
      <style:table-column-properties fo:break-before="auto" style:column-width="3.095625cm"/>
    </style:style>
    <style:style style:name="co15" style:family="table-column">
      <style:table-column-properties fo:break-before="auto" style:column-width="3.14854166666667cm"/>
    </style:style>
    <style:style style:name="co16" style:family="table-column">
      <style:table-column-properties fo:break-before="auto" style:column-width="3.28083333333333cm"/>
    </style:style>
    <style:style style:name="co17" style:family="table-column">
      <style:table-column-properties fo:break-before="auto" style:column-width="3.413125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false" table:search-criteria-must-apply-to-whole-cell="false"/>
      <table:table table:name="#_of_threads_variab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3">
            <text:p>Relative performance with varying number of threads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constant size of the test (const total amount of work done)</text:p>
          </table:table-cell>
          <table:table-cell/>
          <table:table-cell table:style-name="ce1">
            <draw:frame draw:z-index="1" draw:id="id0" draw:style-name="a0" draw:name="Chart 1" svg:x="3.36111in" svg:y="0.09028in" svg:width="7.375in" svg:height="3.8090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1">
            <text:p>test size = 2M items</text:p>
          </table:table-cell>
          <table:table-cell table:number-columns-repeated="16383"/>
        </table:table-row>
        <table:table-row table:number-rows-repeated="17"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office:value-type="string" table:style-name="ce1">
            <text:p>standardized run time (sum of run times of each thread)</text:p>
          </table:table-cell>
          <table:table-cell table:style-name="ce1"/>
          <table:table-cell office:value-type="string" table:style-name="ce1">
            <text:p>standardized run time (sum of run times of each thread)</text:p>
          </table:table-cell>
          <table:table-cell table:number-columns-repeated="16379"/>
        </table:table-row>
        <table:table-row table:style-name="ro2">
          <table:table-cell table:style-name="ce2"/>
          <table:table-cell office:value-type="string" table:style-name="ce5">
            <text:p>wall run time in seconds</text:p>
          </table:table-cell>
          <table:table-cell table:style-name="ce2"/>
          <table:table-cell office:value-type="string" table:style-name="ce6">
            <text:p>wall run time in seconds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4">
            <text:p>threads</text:p>
          </table:table-cell>
          <table:table-cell office:value-type="string" table:style-name="ce4">
            <text:p>SkipList Total</text:p>
          </table:table-cell>
          <table:table-cell office:value-type="string" table:style-name="ce4">
            <text:p>SkipList</text:p>
          </table:table-cell>
          <table:table-cell office:value-type="string" table:style-name="ce4">
            <text:p>Xtrie Total</text:p>
          </table:table-cell>
          <table:table-cell office:value-type="string" table:style-name="ce4">
            <text:p>Xtrie</text:p>
          </table:table-cell>
          <table:table-cell table:number-columns-repeated="16379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24.53325" table:style-name="ce1">
            <text:p>124.53325</text:p>
          </table:table-cell>
          <table:table-cell office:value-type="float" office:value="124.53325" table:formula="msoxl:=B24*A24" table:style-name="ce2">
            <text:p>124.53325</text:p>
          </table:table-cell>
          <table:table-cell office:value-type="float" office:value="60.636719999999997" table:style-name="ce2">
            <text:p>60.63672</text:p>
          </table:table-cell>
          <table:table-cell office:value-type="float" office:value="60.636719999999997" table:formula="msoxl:=D24*A24" table:style-name="ce2">
            <text:p>60.63672</text:p>
          </table:table-cell>
          <table:table-cell table:number-columns-repeated="16379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float" office:value="10.507486999999999" table:style-name="ce1">
            <text:p>10.507487</text:p>
          </table:table-cell>
          <table:table-cell office:value-type="float" office:value="105.07486999999999" table:formula="msoxl:=B25*A25" table:style-name="ce2">
            <text:p>105.07487</text:p>
          </table:table-cell>
          <table:table-cell office:value-type="float" office:value="5.1095990000000002" table:style-name="ce2">
            <text:p>5.109599</text:p>
          </table:table-cell>
          <table:table-cell office:value-type="float" office:value="51.09599" table:formula="msoxl:=D25*A25" table:style-name="ce2">
            <text:p>51.09599</text:p>
          </table:table-cell>
          <table:table-cell table:number-columns-repeated="16379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float" office:value="5.3396499999999998" table:style-name="ce1">
            <text:p>5.33965</text:p>
          </table:table-cell>
          <table:table-cell office:value-type="float" office:value="106.79299999999999" table:formula="msoxl:=B26*A26" table:style-name="ce2">
            <text:p>106.793</text:p>
          </table:table-cell>
          <table:table-cell office:value-type="float" office:value="2.5532789999999999" table:style-name="ce2">
            <text:p>2.553279</text:p>
          </table:table-cell>
          <table:table-cell office:value-type="float" office:value="51.065579999999997" table:formula="msoxl:=D26*A26" table:style-name="ce2">
            <text:p>51.06558</text:p>
          </table:table-cell>
          <table:table-cell table:number-columns-repeated="16379"/>
        </table:table-row>
        <table:table-row table:style-name="ro2">
          <table:table-cell office:value-type="float" office:value="30" table:style-name="ce2">
            <text:p>30</text:p>
          </table:table-cell>
          <table:table-cell office:value-type="float" office:value="3.7272650000000001" table:style-name="ce1">
            <text:p>3.727265</text:p>
          </table:table-cell>
          <table:table-cell office:value-type="float" office:value="111.81795" table:formula="msoxl:=B27*A27" table:style-name="ce2">
            <text:p>111.81795</text:p>
          </table:table-cell>
          <table:table-cell office:value-type="float" office:value="1.7513700000000001" table:style-name="ce2">
            <text:p>1.75137</text:p>
          </table:table-cell>
          <table:table-cell office:value-type="float" office:value="52.5411" table:formula="msoxl:=D27*A27" table:style-name="ce2">
            <text:p>52.5411</text:p>
          </table:table-cell>
          <table:table-cell table:number-columns-repeated="16379"/>
        </table:table-row>
        <table:table-row table:style-name="ro2">
          <table:table-cell office:value-type="float" office:value="40" table:style-name="ce2">
            <text:p>40</text:p>
          </table:table-cell>
          <table:table-cell office:value-type="float" office:value="2.940499" table:style-name="ce1">
            <text:p>2.940499</text:p>
          </table:table-cell>
          <table:table-cell office:value-type="float" office:value="117.61995999999999" table:formula="msoxl:=B28*A28" table:style-name="ce2">
            <text:p>117.61996</text:p>
          </table:table-cell>
          <table:table-cell office:value-type="float" office:value="1.4496789999999999" table:style-name="ce2">
            <text:p>1.449679</text:p>
          </table:table-cell>
          <table:table-cell office:value-type="float" office:value="57.987159999999996" table:formula="msoxl:=D28*A28" table:style-name="ce2">
            <text:p>57.98716</text:p>
          </table:table-cell>
          <table:table-cell table:number-columns-repeated="16379"/>
        </table:table-row>
        <table:table-row table:style-name="ro2">
          <table:table-cell office:value-type="float" office:value="50" table:style-name="ce2">
            <text:p>50</text:p>
          </table:table-cell>
          <table:table-cell office:value-type="float" office:value="2.780691" table:style-name="ce1">
            <text:p>2.780691</text:p>
          </table:table-cell>
          <table:table-cell office:value-type="float" office:value="139.03455" table:formula="msoxl:=B29*A29" table:style-name="ce2">
            <text:p>139.03455</text:p>
          </table:table-cell>
          <table:table-cell office:value-type="float" office:value="1.4387779999999999" table:style-name="ce2">
            <text:p>1.438778</text:p>
          </table:table-cell>
          <table:table-cell office:value-type="float" office:value="71.93889999999999" table:formula="msoxl:=D29*A29" table:style-name="ce2">
            <text:p>71.9389</text:p>
          </table:table-cell>
          <table:table-cell table:number-columns-repeated="16379"/>
        </table:table-row>
        <table:table-row table:style-name="ro2">
          <table:table-cell office:value-type="float" office:value="60" table:style-name="ce2">
            <text:p>60</text:p>
          </table:table-cell>
          <table:table-cell office:value-type="float" office:value="2.5455570000000001" table:style-name="ce1">
            <text:p>2.545557</text:p>
          </table:table-cell>
          <table:table-cell office:value-type="float" office:value="152.73342" table:formula="msoxl:=B30*A30" table:style-name="ce2">
            <text:p>152.73342</text:p>
          </table:table-cell>
          <table:table-cell office:value-type="float" office:value="1.2627679999999999" table:style-name="ce2">
            <text:p>1.262768</text:p>
          </table:table-cell>
          <table:table-cell office:value-type="float" office:value="75.766079999999988" table:formula="msoxl:=D30*A30" table:style-name="ce2">
            <text:p>75.76608</text:p>
          </table:table-cell>
          <table:table-cell table:number-columns-repeated="16379"/>
        </table:table-row>
        <table:table-row table:style-name="ro2">
          <table:table-cell office:value-type="float" office:value="70" table:style-name="ce2">
            <text:p>70</text:p>
          </table:table-cell>
          <table:table-cell office:value-type="float" office:value="2.5298180000000001" table:style-name="ce1">
            <text:p>2.529818</text:p>
          </table:table-cell>
          <table:table-cell office:value-type="float" office:value="177.08726000000001" table:formula="msoxl:=B31*A31" table:style-name="ce2">
            <text:p>177.08726</text:p>
          </table:table-cell>
          <table:table-cell office:value-type="float" office:value="1.1836960000000001" table:style-name="ce2">
            <text:p>1.183696</text:p>
          </table:table-cell>
          <table:table-cell office:value-type="float" office:value="82.858720000000005" table:formula="msoxl:=D31*A31" table:style-name="ce2">
            <text:p>82.85872</text:p>
          </table:table-cell>
          <table:table-cell table:number-columns-repeated="16379"/>
        </table:table-row>
        <table:table-row table:style-name="ro2">
          <table:table-cell office:value-type="float" office:value="80" table:style-name="ce2">
            <text:p>80</text:p>
          </table:table-cell>
          <table:table-cell office:value-type="float" office:value="2.74614" table:style-name="ce1">
            <text:p>2.74614</text:p>
          </table:table-cell>
          <table:table-cell office:value-type="float" office:value="219.69120000000001" table:formula="msoxl:=B32*A32" table:style-name="ce2">
            <text:p>219.6912</text:p>
          </table:table-cell>
          <table:table-cell office:value-type="float" office:value="1.14401" table:style-name="ce1">
            <text:p>1.14401</text:p>
          </table:table-cell>
          <table:table-cell office:value-type="float" office:value="91.520799999999994" table:formula="msoxl:=D32*A32" table:style-name="ce2">
            <text:p>91.5208</text:p>
          </table:table-cell>
          <table:table-cell table:number-columns-repeated="16379"/>
        </table:table-row>
        <table:table-row table:number-rows-repeated="1048544" table:style-name="ro2">
          <table:table-cell table:number-columns-repeated="16384"/>
        </table:table-row>
      </table:table>
      <table:table table:name="variable_test_size" table:style-name="ta1"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1" table:number-columns-repeated="16373" table:default-cell-style-name="ce1"/>
        <table:table-row table:style-name="ro3">
          <table:table-cell office:value-type="string" table:style-name="ce7">
            <text:p>X-Trie performance</text:p>
          </table:table-cell>
          <table:table-cell table:number-columns-repeated="6" table:style-name="ce1"/>
          <table:table-cell table:style-name="ce8"/>
          <table:table-cell table:style-name="ce1"/>
          <table:table-cell office:value-type="string" table:style-name="ce7">
            <text:p>SkipList Performance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const number of queries (const total work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vary the number of keys in x-fast-trie</text:p>
          </table:table-cell>
          <table:table-cell table:number-columns-repeated="4" table:style-name="ce1"/>
          <table:table-cell office:value-type="string" table:style-name="ce1">
            <text:p>total query time, sum across all thread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all keys uniformly distributed across some reasonable range [1, 2^29]</text:p>
          </table:table-cell>
          <table:table-cell table:number-columns-repeated="4" table:style-name="ce1"/>
          <table:table-cell office:value-type="string" table:style-name="ce1">
            <text:p>ie. wall * # of threads</text:p>
          </table:table-cell>
          <table:table-cell table:number-columns-repeated="16378" table:style-name="ce1"/>
        </table:table-row>
        <table:table-row table:style-name="ro2">
          <table:table-cell table:number-columns-repeated="5" table:style-name="ce1"/>
          <table:table-cell office:value-type="string" table:style-name="ce10">
            <text:p>query time</text:p>
          </table:table-cell>
          <table:table-cell office:value-type="string" table:style-name="ce11">
            <text:p>query time</text:p>
          </table:table-cell>
          <table:table-cell office:value-type="string" table:style-name="ce12">
            <text:p>query time</text:p>
          </table:table-cell>
          <table:table-cell table:number-columns-repeated="3" table:style-name="ce1"/>
          <table:table-cell office:value-type="string" table:style-name="ce10">
            <text:p>query time</text:p>
          </table:table-cell>
          <table:table-cell office:value-type="string" table:style-name="ce11">
            <text:p>query time</text:p>
          </table:table-cell>
          <table:table-cell office:value-type="string" table:style-name="ce12">
            <text:p>query time</text:p>
          </table:table-cell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1">
            <text:p>(lower bound)</text:p>
          </table:table-cell>
          <table:table-cell table:style-name="ce9"/>
          <table:table-cell office:value-type="string" table:style-name="ce9">
            <text:p>(per query)</text:p>
          </table:table-cell>
          <table:table-cell office:value-type="string" table:style-name="ce10">
            <text:p>10 threads</text:p>
          </table:table-cell>
          <table:table-cell office:value-type="string" table:style-name="ce11">
            <text:p>40 threads</text:p>
          </table:table-cell>
          <table:table-cell office:value-type="string" table:style-name="ce12">
            <text:p>80 threads</text:p>
          </table:table-cell>
          <table:table-cell table:number-columns-repeated="3" table:style-name="ce1"/>
          <table:table-cell office:value-type="string" table:style-name="ce10">
            <text:p>10 threads</text:p>
          </table:table-cell>
          <table:table-cell office:value-type="string" table:style-name="ce11">
            <text:p>40 threads</text:p>
          </table:table-cell>
          <table:table-cell office:value-type="string" table:style-name="ce12">
            <text:p>80 threads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n elements:</text:p>
          </table:table-cell>
          <table:table-cell office:value-type="string" table:style-name="ce1">
            <text:p>hash table size</text:p>
          </table:table-cell>
          <table:table-cell office:value-type="string" table:style-name="ce1">
            <text:p>mem. usage(MB)</text:p>
          </table:table-cell>
          <table:table-cell office:value-type="string" table:style-name="ce9">
            <text:p>total hash table hits</text:p>
          </table:table-cell>
          <table:table-cell office:value-type="string" table:style-name="ce9">
            <text:p>av hash table hits</text:p>
          </table:table-cell>
          <table:table-cell office:value-type="string" table:style-name="ce9">
            <text:p>X-Trie</text:p>
          </table:table-cell>
          <table:table-cell office:value-type="string" table:style-name="ce9">
            <text:p>X-Trie</text:p>
          </table:table-cell>
          <table:table-cell office:value-type="string" table:style-name="ce9">
            <text:p>X-Trie</text:p>
          </table:table-cell>
          <table:table-cell table:style-name="ce1"/>
          <table:table-cell office:value-type="string" table:style-name="ce1">
            <text:p>n elements:</text:p>
          </table:table-cell>
          <table:table-cell office:value-type="string" table:style-name="ce2">
            <text:p>total # of nodes in skip list</text:p>
          </table:table-cell>
          <table:table-cell office:value-type="string" table:style-name="ce1">
            <text:p>SkipList</text:p>
          </table:table-cell>
          <table:table-cell office:value-type="string" table:style-name="ce1">
            <text:p>SkipList</text:p>
          </table:table-cell>
          <table:table-cell office:value-type="string" table:style-name="ce1">
            <text:p>SkipList</text:p>
          </table:table-cell>
          <table:table-cell table:number-columns-repeated="16370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2458" table:style-name="ce1">
            <text:p>2458</text:p>
          </table:table-cell>
          <table:table-cell office:value-type="float" office:value="7.501220703125E-2" table:formula="msoxl:=B8*32/(1024*1024)" table:style-name="ce1">
            <text:p>0.075012207</text:p>
          </table:table-cell>
          <table:table-cell office:value-type="float" office:value="208960000" table:style-name="ce9">
            <text:p>208960000</text:p>
          </table:table-cell>
          <table:table-cell office:value-type="float" office:value="6.53" table:formula="msoxl:=D8/(32*1000*1000)" table:style-name="ce9">
            <text:p>6.53</text:p>
          </table:table-cell>
          <table:table-cell office:value-type="float" office:value="0.44419399999999998" table:style-name="ce10">
            <text:p>0.444194</text:p>
          </table:table-cell>
          <table:table-cell office:value-type="float" office:value="7.9353000000000007E-2" table:style-name="ce11">
            <text:p>0.079353</text:p>
          </table:table-cell>
          <table:table-cell office:value-type="float" office:value="7.8060000000000004E-2" table:style-name="ce12">
            <text:p>0.07806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79" table:style-name="ce2">
            <text:p>179</text:p>
          </table:table-cell>
          <table:table-cell office:value-type="float" office:value="0.20314399999999999" table:style-name="ce10">
            <text:p>0.203144</text:p>
          </table:table-cell>
          <table:table-cell office:value-type="float" office:value="3.5999999999999997E-2" table:style-name="ce11">
            <text:p>0.036</text:p>
          </table:table-cell>
          <table:table-cell office:value-type="float" office:value="4.2965000000000003E-2" table:style-name="ce12">
            <text:p>0.042965</text:p>
          </table:table-cell>
          <table:table-cell table:number-columns-repeated="16370"/>
        </table:table-row>
        <table:table-row table:style-name="ro2">
          <table:table-cell office:value-type="float" office:value="500" table:style-name="ce1">
            <text:p>500</text:p>
          </table:table-cell>
          <table:table-cell office:value-type="float" office:value="11056" table:style-name="ce1">
            <text:p>11056</text:p>
          </table:table-cell>
          <table:table-cell office:value-type="float" office:value="0.33740234375" table:formula="msoxl:=B9*32/(1024*1024)" table:style-name="ce1">
            <text:p>0.337402344</text:p>
          </table:table-cell>
          <table:table-cell office:value-type="float" office:value="206912000" table:style-name="ce9">
            <text:p>206912000</text:p>
          </table:table-cell>
          <table:table-cell office:value-type="float" office:value="6.4660000000000002" table:formula="msoxl:=D9/(32*1000*1000)" table:style-name="ce9">
            <text:p>6.466</text:p>
          </table:table-cell>
          <table:table-cell office:value-type="float" office:value="0.62499300000000002" table:style-name="ce10">
            <text:p>0.624993</text:p>
          </table:table-cell>
          <table:table-cell office:value-type="float" office:value="0.120772" table:style-name="ce11">
            <text:p>0.120772</text:p>
          </table:table-cell>
          <table:table-cell office:value-type="float" office:value="8.9710999999999999E-2" table:style-name="ce12">
            <text:p>0.089711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948" table:style-name="ce2">
            <text:p>948</text:p>
          </table:table-cell>
          <table:table-cell office:value-type="float" office:value="0.45503199999999999" table:style-name="ce10">
            <text:p>0.455032</text:p>
          </table:table-cell>
          <table:table-cell office:value-type="float" office:value="9.6778000000000003E-2" table:style-name="ce11">
            <text:p>0.096778</text:p>
          </table:table-cell>
          <table:table-cell office:value-type="float" office:value="7.1023000000000003E-2" table:style-name="ce12">
            <text:p>0.071023</text:p>
          </table:table-cell>
          <table:table-cell table:number-columns-repeated="16370"/>
        </table:table-row>
        <table:table-row table:style-name="ro2">
          <table:table-cell office:value-type="float" office:value="1000" table:style-name="ce13">
            <text:p>1,000</text:p>
          </table:table-cell>
          <table:table-cell office:value-type="float" office:value="21151" table:style-name="ce1">
            <text:p>21151</text:p>
          </table:table-cell>
          <table:table-cell office:value-type="float" office:value="0.645477294921875" table:formula="msoxl:=B10*32/(1024*1024)" table:style-name="ce1">
            <text:p>0.645477295</text:p>
          </table:table-cell>
          <table:table-cell office:value-type="float" office:value="207488000" table:style-name="ce9">
            <text:p>207488000</text:p>
          </table:table-cell>
          <table:table-cell office:value-type="float" office:value="6.484" table:formula="msoxl:=D10/(32*1000*1000)" table:style-name="ce9">
            <text:p>6.484</text:p>
          </table:table-cell>
          <table:table-cell office:value-type="float" office:value="0.71690200000000004" table:style-name="ce10">
            <text:p>0.716902</text:p>
          </table:table-cell>
          <table:table-cell office:value-type="float" office:value="0.145759" table:style-name="ce11">
            <text:p>0.145759</text:p>
          </table:table-cell>
          <table:table-cell office:value-type="float" office:value="9.4381000000000007E-2" table:style-name="ce12">
            <text:p>0.094381</text:p>
          </table:table-cell>
          <table:table-cell table:style-name="ce1"/>
          <table:table-cell office:value-type="float" office:value="1000" table:style-name="ce13">
            <text:p>1,000</text:p>
          </table:table-cell>
          <table:table-cell office:value-type="float" office:value="2086" table:style-name="ce2">
            <text:p>2086</text:p>
          </table:table-cell>
          <table:table-cell office:value-type="float" office:value="0.51887399999999995" table:style-name="ce10">
            <text:p>0.518874</text:p>
          </table:table-cell>
          <table:table-cell office:value-type="float" office:value="0.129908" table:style-name="ce11">
            <text:p>0.129908</text:p>
          </table:table-cell>
          <table:table-cell office:value-type="float" office:value="8.7995000000000004E-2" table:style-name="ce12">
            <text:p>0.087995</text:p>
          </table:table-cell>
          <table:table-cell table:number-columns-repeated="16370"/>
        </table:table-row>
        <table:table-row table:style-name="ro2">
          <table:table-cell office:value-type="float" office:value="2000" table:style-name="ce13">
            <text:p>2,000</text:p>
          </table:table-cell>
          <table:table-cell office:value-type="float" office:value="40241" table:style-name="ce1">
            <text:p>40241</text:p>
          </table:table-cell>
          <table:table-cell office:value-type="float" office:value="1.228057861328125" table:formula="msoxl:=B11*32/(1024*1024)" table:style-name="ce1">
            <text:p>1.228057861</text:p>
          </table:table-cell>
          <table:table-cell office:value-type="float" office:value="207936000" table:style-name="ce9">
            <text:p>207936000</text:p>
          </table:table-cell>
          <table:table-cell office:value-type="float" office:value="6.4980000000000002" table:formula="msoxl:=D11/(32*1000*1000)" table:style-name="ce9">
            <text:p>6.498</text:p>
          </table:table-cell>
          <table:table-cell office:value-type="float" office:value="0.71902500000000003" table:style-name="ce10">
            <text:p>0.719025</text:p>
          </table:table-cell>
          <table:table-cell office:value-type="float" office:value="0.191917" table:style-name="ce11">
            <text:p>0.191917</text:p>
          </table:table-cell>
          <table:table-cell office:value-type="float" office:value="0.11215899999999999" table:style-name="ce12">
            <text:p>0.112159</text:p>
          </table:table-cell>
          <table:table-cell table:style-name="ce1"/>
          <table:table-cell office:value-type="float" office:value="2000" table:style-name="ce13">
            <text:p>2,000</text:p>
          </table:table-cell>
          <table:table-cell office:value-type="float" office:value="4066" table:style-name="ce2">
            <text:p>4066</text:p>
          </table:table-cell>
          <table:table-cell office:value-type="float" office:value="0.58618000000000003" table:style-name="ce10">
            <text:p>0.58618</text:p>
          </table:table-cell>
          <table:table-cell office:value-type="float" office:value="0.14607200000000001" table:style-name="ce11">
            <text:p>0.146072</text:p>
          </table:table-cell>
          <table:table-cell office:value-type="float" office:value="0.107542" table:style-name="ce12">
            <text:p>0.107542</text:p>
          </table:table-cell>
          <table:table-cell table:number-columns-repeated="16370"/>
        </table:table-row>
        <table:table-row table:style-name="ro2">
          <table:table-cell office:value-type="float" office:value="4000" table:style-name="ce13">
            <text:p>4,000</text:p>
          </table:table-cell>
          <table:table-cell office:value-type="float" office:value="76489" table:style-name="ce1">
            <text:p>76489</text:p>
          </table:table-cell>
          <table:table-cell office:value-type="float" office:value="2.334259033203125" table:formula="msoxl:=B12*32/(1024*1024)" table:style-name="ce1">
            <text:p>2.334259033</text:p>
          </table:table-cell>
          <table:table-cell office:value-type="float" office:value="208320000" table:style-name="ce9">
            <text:p>208320000</text:p>
          </table:table-cell>
          <table:table-cell office:value-type="float" office:value="6.51" table:formula="msoxl:=D12/(32*1000*1000)" table:style-name="ce9">
            <text:p>6.51</text:p>
          </table:table-cell>
          <table:table-cell office:value-type="float" office:value="0.91513100000000003" table:style-name="ce10">
            <text:p>0.915131</text:p>
          </table:table-cell>
          <table:table-cell office:value-type="float" office:value="0.184783" table:style-name="ce11">
            <text:p>0.184783</text:p>
          </table:table-cell>
          <table:table-cell office:value-type="float" office:value="0.119336" table:style-name="ce12">
            <text:p>0.119336</text:p>
          </table:table-cell>
          <table:table-cell table:style-name="ce1"/>
          <table:table-cell office:value-type="float" office:value="4000" table:style-name="ce13">
            <text:p>4,000</text:p>
          </table:table-cell>
          <table:table-cell office:value-type="float" office:value="7968" table:style-name="ce2">
            <text:p>7968</text:p>
          </table:table-cell>
          <table:table-cell office:value-type="float" office:value="0.71050800000000003" table:style-name="ce10">
            <text:p>0.710508</text:p>
          </table:table-cell>
          <table:table-cell office:value-type="float" office:value="0.192964" table:style-name="ce11">
            <text:p>0.192964</text:p>
          </table:table-cell>
          <table:table-cell office:value-type="float" office:value="0.130965" table:style-name="ce12">
            <text:p>0.130965</text:p>
          </table:table-cell>
          <table:table-cell table:number-columns-repeated="16370"/>
        </table:table-row>
        <table:table-row table:style-name="ro2">
          <table:table-cell office:value-type="float" office:value="8000" table:style-name="ce13">
            <text:p>8,000</text:p>
          </table:table-cell>
          <table:table-cell office:value-type="float" office:value="145027" table:style-name="ce1">
            <text:p>145027</text:p>
          </table:table-cell>
          <table:table-cell office:value-type="float" office:value="4.425872802734375" table:formula="msoxl:=B13*32/(1024*1024)" table:style-name="ce1">
            <text:p>4.425872803</text:p>
          </table:table-cell>
          <table:table-cell office:value-type="float" office:value="208016000" table:style-name="ce9">
            <text:p>208016000</text:p>
          </table:table-cell>
          <table:table-cell office:value-type="float" office:value="6.5004999999999997" table:formula="msoxl:=D13/(32*1000*1000)" table:style-name="ce9">
            <text:p>6.5005</text:p>
          </table:table-cell>
          <table:table-cell office:value-type="float" office:value="0.93980399999999997" table:style-name="ce10">
            <text:p>0.939804</text:p>
          </table:table-cell>
          <table:table-cell office:value-type="float" office:value="0.19384100000000001" table:style-name="ce11">
            <text:p>0.193841</text:p>
          </table:table-cell>
          <table:table-cell office:value-type="float" office:value="0.16247200000000001" table:style-name="ce12">
            <text:p>0.162472</text:p>
          </table:table-cell>
          <table:table-cell table:style-name="ce1"/>
          <table:table-cell office:value-type="float" office:value="8000" table:style-name="ce13">
            <text:p>8,000</text:p>
          </table:table-cell>
          <table:table-cell office:value-type="float" office:value="15950" table:style-name="ce2">
            <text:p>15950</text:p>
          </table:table-cell>
          <table:table-cell office:value-type="float" office:value="0.94446300000000005" table:style-name="ce10">
            <text:p>0.944463</text:p>
          </table:table-cell>
          <table:table-cell office:value-type="float" office:value="0.26937800000000001" table:style-name="ce11">
            <text:p>0.269378</text:p>
          </table:table-cell>
          <table:table-cell office:value-type="float" office:value="0.17822099999999999" table:style-name="ce12">
            <text:p>0.178221</text:p>
          </table:table-cell>
          <table:table-cell table:number-columns-repeated="16370"/>
        </table:table-row>
        <table:table-row table:style-name="ro2">
          <table:table-cell office:value-type="float" office:value="16000" table:style-name="ce13">
            <text:p>16,000</text:p>
          </table:table-cell>
          <table:table-cell office:value-type="float" office:value="274253" table:style-name="ce1">
            <text:p>274253</text:p>
          </table:table-cell>
          <table:table-cell office:value-type="float" office:value="8.369537353515625" table:formula="msoxl:=B14*32/(1024*1024)" table:style-name="ce1">
            <text:p>8.369537354</text:p>
          </table:table-cell>
          <table:table-cell office:value-type="float" office:value="207816000" table:style-name="ce9">
            <text:p>207816000</text:p>
          </table:table-cell>
          <table:table-cell office:value-type="float" office:value="6.4942500000000001" table:formula="msoxl:=D14/(32*1000*1000)" table:style-name="ce9">
            <text:p>6.49425</text:p>
          </table:table-cell>
          <table:table-cell office:value-type="float" office:value="1.022702" table:style-name="ce10">
            <text:p>1.022702</text:p>
          </table:table-cell>
          <table:table-cell office:value-type="float" office:value="0.34512500000000002" table:style-name="ce11">
            <text:p>0.345125</text:p>
          </table:table-cell>
          <table:table-cell office:value-type="float" office:value="0.184696" table:style-name="ce12">
            <text:p>0.184696</text:p>
          </table:table-cell>
          <table:table-cell table:style-name="ce1"/>
          <table:table-cell office:value-type="float" office:value="16000" table:style-name="ce13">
            <text:p>16,000</text:p>
          </table:table-cell>
          <table:table-cell office:value-type="float" office:value="32289" table:style-name="ce2">
            <text:p>32289</text:p>
          </table:table-cell>
          <table:table-cell office:value-type="float" office:value="1.1978979999999999" table:style-name="ce10">
            <text:p>1.197898</text:p>
          </table:table-cell>
          <table:table-cell office:value-type="float" office:value="0.29160599999999998" table:style-name="ce11">
            <text:p>0.291606</text:p>
          </table:table-cell>
          <table:table-cell office:value-type="float" office:value="0.18118000000000001" table:style-name="ce12">
            <text:p>0.18118</text:p>
          </table:table-cell>
          <table:table-cell table:number-columns-repeated="16370"/>
        </table:table-row>
        <table:table-row table:style-name="ro2">
          <table:table-cell office:value-type="float" office:value="32000" table:style-name="ce13">
            <text:p>32,000</text:p>
          </table:table-cell>
          <table:table-cell office:value-type="float" office:value="516359" table:style-name="ce1">
            <text:p>516359</text:p>
          </table:table-cell>
          <table:table-cell office:value-type="float" office:value="15.758026123046875" table:formula="msoxl:=B15*32/(1024*1024)" table:style-name="ce1">
            <text:p>15.75802612</text:p>
          </table:table-cell>
          <table:table-cell office:value-type="float" office:value="207968000" table:style-name="ce9">
            <text:p>207968000</text:p>
          </table:table-cell>
          <table:table-cell office:value-type="float" office:value="6.4989999999999997" table:formula="msoxl:=D15/(32*1000*1000)" table:style-name="ce9">
            <text:p>6.499</text:p>
          </table:table-cell>
          <table:table-cell office:value-type="float" office:value="1.069124" table:style-name="ce10">
            <text:p>1.069124</text:p>
          </table:table-cell>
          <table:table-cell office:value-type="float" office:value="0.37164799999999998" table:style-name="ce11">
            <text:p>0.371648</text:p>
          </table:table-cell>
          <table:table-cell office:value-type="float" office:value="0.223578" table:style-name="ce12">
            <text:p>0.223578</text:p>
          </table:table-cell>
          <table:table-cell table:style-name="ce1"/>
          <table:table-cell office:value-type="float" office:value="32000" table:style-name="ce13">
            <text:p>32,000</text:p>
          </table:table-cell>
          <table:table-cell office:value-type="float" office:value="64014" table:style-name="ce2">
            <text:p>64014</text:p>
          </table:table-cell>
          <table:table-cell office:value-type="float" office:value="1.4808380000000001" table:style-name="ce10">
            <text:p>1.480838</text:p>
          </table:table-cell>
          <table:table-cell office:value-type="float" office:value="0.38035799999999997" table:style-name="ce11">
            <text:p>0.380358</text:p>
          </table:table-cell>
          <table:table-cell office:value-type="float" office:value="0.25621100000000002" table:style-name="ce12">
            <text:p>0.256211</text:p>
          </table:table-cell>
          <table:table-cell table:number-columns-repeated="16370"/>
        </table:table-row>
        <table:table-row table:style-name="ro2">
          <table:table-cell office:value-type="float" office:value="64000" table:style-name="ce13">
            <text:p>64,000</text:p>
          </table:table-cell>
          <table:table-cell office:value-type="float" office:value="969063" table:style-name="ce1">
            <text:p>969063</text:p>
          </table:table-cell>
          <table:table-cell office:value-type="float" office:value="29.573455810546875" table:formula="msoxl:=B16*32/(1024*1024)" table:style-name="ce1">
            <text:p>29.57345581</text:p>
          </table:table-cell>
          <table:table-cell office:value-type="float" office:value="207984000" table:style-name="ce9">
            <text:p>207984000</text:p>
          </table:table-cell>
          <table:table-cell office:value-type="float" office:value="6.4995000000000003" table:formula="msoxl:=D16/(32*1000*1000)" table:style-name="ce9">
            <text:p>6.4995</text:p>
          </table:table-cell>
          <table:table-cell office:value-type="float" office:value="1.12466" table:style-name="ce10">
            <text:p>1.12466</text:p>
          </table:table-cell>
          <table:table-cell office:value-type="float" office:value="0.33880500000000002" table:style-name="ce11">
            <text:p>0.338805</text:p>
          </table:table-cell>
          <table:table-cell office:value-type="float" office:value="0.22401499999999999" table:style-name="ce12">
            <text:p>0.224015</text:p>
          </table:table-cell>
          <table:table-cell table:style-name="ce1"/>
          <table:table-cell office:value-type="float" office:value="64000" table:style-name="ce13">
            <text:p>64,000</text:p>
          </table:table-cell>
          <table:table-cell office:value-type="float" office:value="128241" table:style-name="ce2">
            <text:p>128241</text:p>
          </table:table-cell>
          <table:table-cell office:value-type="float" office:value="1.884028" table:style-name="ce10">
            <text:p>1.884028</text:p>
          </table:table-cell>
          <table:table-cell office:value-type="float" office:value="0.48968699999999998" table:style-name="ce11">
            <text:p>0.489687</text:p>
          </table:table-cell>
          <table:table-cell office:value-type="float" office:value="0.31570799999999999" table:style-name="ce12">
            <text:p>0.315708</text:p>
          </table:table-cell>
          <table:table-cell table:number-columns-repeated="16370"/>
        </table:table-row>
        <table:table-row table:style-name="ro2">
          <table:table-cell office:value-type="float" office:value="128000" table:style-name="ce13">
            <text:p>128,000</text:p>
          </table:table-cell>
          <table:table-cell office:value-type="float" office:value="1810187" table:style-name="ce1">
            <text:p>1810187</text:p>
          </table:table-cell>
          <table:table-cell office:value-type="float" office:value="55.242523193359375" table:formula="msoxl:=B17*32/(1024*1024)" table:style-name="ce1">
            <text:p>55.24252319</text:p>
          </table:table-cell>
          <table:table-cell office:value-type="float" office:value="208010750" table:style-name="ce9">
            <text:p>208010750</text:p>
          </table:table-cell>
          <table:table-cell office:value-type="float" office:value="6.5003359375" table:formula="msoxl:=D17/(32*1000*1000)" table:style-name="ce9">
            <text:p>6.500335938</text:p>
          </table:table-cell>
          <table:table-cell office:value-type="float" office:value="1.770958" table:style-name="ce10">
            <text:p>1.770958</text:p>
          </table:table-cell>
          <table:table-cell office:value-type="float" office:value="0.56189100000000003" table:style-name="ce11">
            <text:p>0.561891</text:p>
          </table:table-cell>
          <table:table-cell office:value-type="float" office:value="0.28559400000000001" table:style-name="ce12">
            <text:p>0.285594</text:p>
          </table:table-cell>
          <table:table-cell table:style-name="ce1"/>
          <table:table-cell office:value-type="float" office:value="128000" table:style-name="ce13">
            <text:p>128,000</text:p>
          </table:table-cell>
          <table:table-cell office:value-type="float" office:value="256399" table:style-name="ce2">
            <text:p>256399</text:p>
          </table:table-cell>
          <table:table-cell office:value-type="float" office:value="2.2362929999999999" table:style-name="ce10">
            <text:p>2.236293</text:p>
          </table:table-cell>
          <table:table-cell office:value-type="float" office:value="0.57629600000000003" table:style-name="ce11">
            <text:p>0.576296</text:p>
          </table:table-cell>
          <table:table-cell office:value-type="float" office:value="0.39224599999999998" table:style-name="ce12">
            <text:p>0.392246</text:p>
          </table:table-cell>
          <table:table-cell table:number-columns-repeated="16370"/>
        </table:table-row>
        <table:table-row table:style-name="ro2">
          <table:table-cell office:value-type="float" office:value="256000" table:style-name="ce13">
            <text:p>256,000</text:p>
          </table:table-cell>
          <table:table-cell office:value-type="float" office:value="3365261" table:style-name="ce1">
            <text:p>3365261</text:p>
          </table:table-cell>
          <table:table-cell office:value-type="float" office:value="102.69961547851562" table:formula="msoxl:=B18*32/(1024*1024)" table:style-name="ce1">
            <text:p>102.6996155</text:p>
          </table:table-cell>
          <table:table-cell office:value-type="float" office:value="208004625" table:style-name="ce9">
            <text:p>208004625</text:p>
          </table:table-cell>
          <table:table-cell office:value-type="float" office:value="6.5001445312500001" table:formula="msoxl:=D18/(32*1000*1000)" table:style-name="ce9">
            <text:p>6.500144531</text:p>
          </table:table-cell>
          <table:table-cell office:value-type="float" office:value="3.5641370000000001" table:style-name="ce10">
            <text:p>3.564137</text:p>
          </table:table-cell>
          <table:table-cell office:value-type="float" office:value="1.033588" table:style-name="ce11">
            <text:p>1.033588</text:p>
          </table:table-cell>
          <table:table-cell office:value-type="float" office:value="0.67486800000000002" table:style-name="ce12">
            <text:p>0.674868</text:p>
          </table:table-cell>
          <table:table-cell table:style-name="ce1"/>
          <table:table-cell office:value-type="float" office:value="256000" table:style-name="ce13">
            <text:p>256,000</text:p>
          </table:table-cell>
          <table:table-cell office:value-type="float" office:value="512528" table:style-name="ce2">
            <text:p>512528</text:p>
          </table:table-cell>
          <table:table-cell office:value-type="float" office:value="2.5635309999999998" table:style-name="ce10">
            <text:p>2.563531</text:p>
          </table:table-cell>
          <table:table-cell office:value-type="float" office:value="0.65232900000000005" table:style-name="ce11">
            <text:p>0.652329</text:p>
          </table:table-cell>
          <table:table-cell office:value-type="float" office:value="0.41076600000000002" table:style-name="ce12">
            <text:p>0.410766</text:p>
          </table:table-cell>
          <table:table-cell table:number-columns-repeated="16370"/>
        </table:table-row>
        <table:table-row table:style-name="ro2">
          <table:table-cell office:value-type="float" office:value="512000" table:style-name="ce13">
            <text:p>512,000</text:p>
          </table:table-cell>
          <table:table-cell office:value-type="float" office:value="6218623" table:style-name="ce1">
            <text:p>6218623</text:p>
          </table:table-cell>
          <table:table-cell office:value-type="float" office:value="189.77731323242187" table:formula="msoxl:=B19*32/(1024*1024)" table:style-name="ce1">
            <text:p>189.7773132</text:p>
          </table:table-cell>
          <table:table-cell office:value-type="float" office:value="206353112" table:style-name="ce9">
            <text:p>206353112</text:p>
          </table:table-cell>
          <table:table-cell office:value-type="float" office:value="6.4485347500000003" table:formula="msoxl:=D19/(32*1000*1000)" table:style-name="ce9">
            <text:p>6.44853475</text:p>
          </table:table-cell>
          <table:table-cell office:value-type="float" office:value="4.5505599999999999" table:style-name="ce10">
            <text:p>4.55056</text:p>
          </table:table-cell>
          <table:table-cell office:value-type="float" office:value="1.503477" table:style-name="ce11">
            <text:p>1.503477</text:p>
          </table:table-cell>
          <table:table-cell office:value-type="float" office:value="0.99473500000000004" table:style-name="ce12">
            <text:p>0.994735</text:p>
          </table:table-cell>
          <table:table-cell table:style-name="ce1"/>
          <table:table-cell office:value-type="float" office:value="512000" table:style-name="ce13">
            <text:p>512,000</text:p>
          </table:table-cell>
          <table:table-cell office:value-type="float" office:value="1023096" table:style-name="ce14">
            <text:p>1023096</text:p>
          </table:table-cell>
          <table:table-cell office:value-type="float" office:value="3.1456710000000001" table:style-name="ce1">
            <text:p>3.145671</text:p>
          </table:table-cell>
          <table:table-cell office:value-type="float" office:value="0.77415400000000001" table:style-name="ce11">
            <text:p>0.774154</text:p>
          </table:table-cell>
          <table:table-cell office:value-type="float" office:value="0.46335700000000002" table:style-name="ce12">
            <text:p>0.463357</text:p>
          </table:table-cell>
          <table:table-cell table:number-columns-repeated="16370"/>
        </table:table-row>
        <table:table-row table:style-name="ro2">
          <table:table-cell office:value-type="float" office:value="1024000" table:style-name="ce13">
            <text:p>1,024,000</text:p>
          </table:table-cell>
          <table:table-cell office:value-type="float" office:value="11416843" table:style-name="ce1">
            <text:p>11416843</text:p>
          </table:table-cell>
          <table:table-cell office:value-type="float" office:value="348.41439819335937" table:formula="msoxl:=B20*32/(1024*1024)" table:style-name="ce1">
            <text:p>348.4143982</text:p>
          </table:table-cell>
          <table:table-cell office:value-type="float" office:value="206375618" table:style-name="ce9">
            <text:p>206375618</text:p>
          </table:table-cell>
          <table:table-cell office:value-type="float" office:value="6.4492380625000001" table:formula="msoxl:=D20/(32*1000*1000)" table:style-name="ce9">
            <text:p>6.449238063</text:p>
          </table:table-cell>
          <table:table-cell office:value-type="float" office:value="4.7826339999999998" table:style-name="ce10">
            <text:p>4.782634</text:p>
          </table:table-cell>
          <table:table-cell office:value-type="float" office:value="1.4751240000000001" table:style-name="ce11">
            <text:p>1.475124</text:p>
          </table:table-cell>
          <table:table-cell office:value-type="float" office:value="1.046271" table:style-name="ce12">
            <text:p>1.046271</text:p>
          </table:table-cell>
          <table:table-cell table:style-name="ce1"/>
          <table:table-cell office:value-type="float" office:value="1024000" table:style-name="ce13">
            <text:p>1,024,000</text:p>
          </table:table-cell>
          <table:table-cell office:value-type="float" office:value="2047197" table:style-name="ce2">
            <text:p>2047197</text:p>
          </table:table-cell>
          <table:table-cell office:value-type="float" office:value="4.773466" table:style-name="ce10">
            <text:p>4.773466</text:p>
          </table:table-cell>
          <table:table-cell office:value-type="float" office:value="1.179575" table:style-name="ce11">
            <text:p>1.179575</text:p>
          </table:table-cell>
          <table:table-cell office:value-type="float" office:value="0.77139000000000002" table:style-name="ce12">
            <text:p>0.77139</text:p>
          </table:table-cell>
          <table:table-cell table:number-columns-repeated="16370"/>
        </table:table-row>
        <table:table-row table:style-name="ro2">
          <table:table-cell office:value-type="float" office:value="2048000" table:style-name="ce13">
            <text:p>2,048,000</text:p>
          </table:table-cell>
          <table:table-cell office:value-type="float" office:value="20794093" table:style-name="ce1">
            <text:p>20794093</text:p>
          </table:table-cell>
          <table:table-cell office:value-type="float" office:value="634.58535766601562" table:formula="msoxl:=B21*32/(1024*1024)" table:style-name="ce1">
            <text:p>634.5853577</text:p>
          </table:table-cell>
          <table:table-cell office:value-type="float" office:value="199734240" table:style-name="ce9">
            <text:p>199734240</text:p>
          </table:table-cell>
          <table:table-cell office:value-type="float" office:value="6.241695" table:formula="msoxl:=D21/(32*1000*1000)" table:style-name="ce9">
            <text:p>6.241695</text:p>
          </table:table-cell>
          <table:table-cell office:value-type="float" office:value="4.758451" table:style-name="ce10">
            <text:p>4.758451</text:p>
          </table:table-cell>
          <table:table-cell office:value-type="float" office:value="1.3767579999999999" table:style-name="ce11">
            <text:p>1.376758</text:p>
          </table:table-cell>
          <table:table-cell office:value-type="float" office:value="1.0466059999999999" table:style-name="ce12">
            <text:p>1.046606</text:p>
          </table:table-cell>
          <table:table-cell table:style-name="ce1"/>
          <table:table-cell office:value-type="float" office:value="2048000" table:style-name="ce13">
            <text:p>2,048,000</text:p>
          </table:table-cell>
          <table:table-cell office:value-type="float" office:value="4095743" table:style-name="ce2">
            <text:p>4095743</text:p>
          </table:table-cell>
          <table:table-cell office:value-type="float" office:value="6.4392339999999999" table:style-name="ce10">
            <text:p>6.439234</text:p>
          </table:table-cell>
          <table:table-cell office:value-type="float" office:value="1.7914779999999999" table:style-name="ce11">
            <text:p>1.791478</text:p>
          </table:table-cell>
          <table:table-cell office:value-type="float" office:value="0.99534" table:style-name="ce12">
            <text:p>0.99534</text:p>
          </table:table-cell>
          <table:table-cell table:number-columns-repeated="16370"/>
        </table:table-row>
        <table:table-row table:style-name="ro2">
          <table:table-cell office:value-type="float" office:value="4000000" table:style-name="ce13">
            <text:p>4,000,000</text:p>
          </table:table-cell>
          <table:table-cell office:value-type="float" office:value="36779516" table:style-name="ce1">
            <text:p>36779516</text:p>
          </table:table-cell>
          <table:table-cell office:value-type="float" office:value="1122.4217529296875" table:formula="msoxl:=B22*32/(1024*1024)" table:style-name="ce1">
            <text:p>1122.421753</text:p>
          </table:table-cell>
          <table:table-cell office:value-type="float" office:value="208109728" table:style-name="ce9">
            <text:p>208109728</text:p>
          </table:table-cell>
          <table:table-cell office:value-type="float" office:value="6.5034289999999997" table:formula="msoxl:=D22/(32*1000*1000)" table:style-name="ce9">
            <text:p>6.503429</text:p>
          </table:table-cell>
          <table:table-cell office:value-type="float" office:value="5.1017849999999996" table:style-name="ce10">
            <text:p>5.101785</text:p>
          </table:table-cell>
          <table:table-cell office:value-type="float" office:value="1.4539249999999999" table:style-name="ce11">
            <text:p>1.453925</text:p>
          </table:table-cell>
          <table:table-cell office:value-type="float" office:value="1.103194" table:style-name="ce12">
            <text:p>1.103194</text:p>
          </table:table-cell>
          <table:table-cell table:style-name="ce1"/>
          <table:table-cell office:value-type="float" office:value="4000000" table:style-name="ce13">
            <text:p>4,000,000</text:p>
          </table:table-cell>
          <table:table-cell office:value-type="float" office:value="8001936" table:style-name="ce2">
            <text:p>8001936</text:p>
          </table:table-cell>
          <table:table-cell office:value-type="float" office:value="8.646547" table:style-name="ce10">
            <text:p>8.646547</text:p>
          </table:table-cell>
          <table:table-cell office:value-type="float" office:value="2.3289979999999999" table:style-name="ce11">
            <text:p>2.328998</text:p>
          </table:table-cell>
          <table:table-cell office:value-type="float" office:value="1.3962889999999999" table:style-name="ce12">
            <text:p>1.396289</text:p>
          </table:table-cell>
          <table:table-cell table:number-columns-repeated="16370"/>
        </table:table-row>
        <table:table-row table:style-name="ro2">
          <table:table-cell table:style-name="ce1">
            <draw:frame draw:z-index="1" draw:id="id1" draw:style-name="a1" draw:name="Chart 2" svg:x="0.44444in" svg:y="0.16667in" svg:width="7.09722in" svg:height="4.11458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">
          <table:table-cell table:number-columns-repeated="7"/>
          <table:table-cell table:style-name="ce1">
            <draw:frame draw:z-index="2" draw:id="id2" draw:style-name="a2" draw:name="Chart 3" svg:x="0.26389in" svg:y="0in" svg:width="6.31597in" svg:height="3.91319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18" table:style-name="ro2">
          <table:table-cell table:number-columns-repeated="16384"/>
        </table:table-row>
        <table:table-row table:style-name="ro2">
          <table:table-cell table:number-columns-repeated="3"/>
          <table:table-cell table:style-name="ce1">
            <draw:frame draw:z-index="3" draw:id="id3" draw:style-name="a3" draw:name="Chart 4" svg:x="0.91667in" svg:y="0.05556in" svg:width="6.33333in" svg:height="3.99306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number-rows-repeated="1048533" table:style-name="ro2">
          <table:table-cell table:number-columns-repeated="16384"/>
        </table:table-row>
      </table:table>
      <table:table table:name="counters" table:style-name="ta2">
        <table:table-column table:style-name="co1" table:default-cell-style-name="ce1"/>
        <table:table-column table:style-name="co10" table:default-cell-style-name="ce1"/>
        <table:table-column table:style-name="co8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1" table:default-cell-style-name="ce1"/>
        <table:table-column table:style-name="co8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17" table:default-cell-style-name="ce1"/>
        <table:table-column table:style-name="co12" table:default-cell-style-name="ce1"/>
        <table:table-column table:style-name="co1" table:number-columns-repeated="16368" table:default-cell-style-name="ce1"/>
        <table:table-row table:style-name="ro2">
          <table:table-cell office:value-type="string" table:style-name="ce1">
            <text:p>Same setting as in "variable test size", a bunch of counters (cache misses etc.)</text:p>
          </table:table-cell>
          <table:table-cell table:number-columns-repeated="16383" table:style-name="ce1"/>
        </table:table-row>
        <table:table-row table:number-rows-repeated="3" table:style-name="ro2">
          <table:table-cell table:number-columns-repeated="16384"/>
        </table:table-row>
        <table:table-row table:style-name="ro3">
          <table:table-cell office:value-type="string" table:style-name="ce7">
            <text:p>X-Trie stats</text:p>
          </table:table-cell>
          <table:table-cell table:number-columns-repeated="6" table:style-name="ce1"/>
          <table:table-cell table:style-name="ce8"/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1">
            <text:p>10 threads</text:p>
          </table:table-cell>
          <table:table-cell table:style-name="ce1"/>
          <table:table-cell table:number-columns-repeated="3" table:style-name="ce9"/>
          <table:table-cell table:number-columns-repeated="16378" table:style-name="ce1"/>
        </table:table-row>
        <table:table-row table:style-name="ro2">
          <table:table-cell office:value-type="string" table:style-name="ce1">
            <text:p>n elements:</text:p>
          </table:table-cell>
          <table:table-cell office:value-type="float" office:value="100" table:style-name="ce1">
            <text:p>100</text:p>
          </table:table-cell>
          <table:table-cell office:value-type="float" office:value="500" table:style-name="ce1">
            <text:p>500</text:p>
          </table:table-cell>
          <table:table-cell office:value-type="float" office:value="1000" table:style-name="ce13">
            <text:p>1,000</text:p>
          </table:table-cell>
          <table:table-cell office:value-type="float" office:value="2000" table:style-name="ce15">
            <text:p>2,000</text:p>
          </table:table-cell>
          <table:table-cell office:value-type="float" office:value="4000" table:style-name="ce15">
            <text:p>4,000</text:p>
          </table:table-cell>
          <table:table-cell office:value-type="float" office:value="8000" table:style-name="ce15">
            <text:p>8,000</text:p>
          </table:table-cell>
          <table:table-cell office:value-type="float" office:value="16000" table:style-name="ce13">
            <text:p>16,000</text:p>
          </table:table-cell>
          <table:table-cell office:value-type="float" office:value="32000" table:style-name="ce13">
            <text:p>32,000</text:p>
          </table:table-cell>
          <table:table-cell office:value-type="float" office:value="64000" table:style-name="ce13">
            <text:p>64,000</text:p>
          </table:table-cell>
          <table:table-cell office:value-type="float" office:value="128000" table:style-name="ce13">
            <text:p>128,000</text:p>
          </table:table-cell>
          <table:table-cell office:value-type="float" office:value="256000" table:style-name="ce13">
            <text:p>256,000</text:p>
          </table:table-cell>
          <table:table-cell office:value-type="float" office:value="512000" table:style-name="ce13">
            <text:p>512,000</text:p>
          </table:table-cell>
          <table:table-cell office:value-type="float" office:value="1024000" table:style-name="ce13">
            <text:p>1,024,000</text:p>
          </table:table-cell>
          <table:table-cell office:value-type="float" office:value="2048000" table:style-name="ce13">
            <text:p>2,048,000</text:p>
          </table:table-cell>
          <table:table-cell office:value-type="float" office:value="4000000" table:style-name="ce13">
            <text:p>4,000,000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ht size</text:p>
          </table:table-cell>
          <table:table-cell office:value-type="float" office:value="2458" table:style-name="ce1">
            <text:p>2458</text:p>
          </table:table-cell>
          <table:table-cell office:value-type="float" office:value="11056" table:style-name="ce1">
            <text:p>11056</text:p>
          </table:table-cell>
          <table:table-cell office:value-type="float" office:value="21151" table:style-name="ce1">
            <text:p>21151</text:p>
          </table:table-cell>
          <table:table-cell office:value-type="float" office:value="40241" table:style-name="ce1">
            <text:p>40241</text:p>
          </table:table-cell>
          <table:table-cell office:value-type="float" office:value="76489" table:style-name="ce1">
            <text:p>76489</text:p>
          </table:table-cell>
          <table:table-cell office:value-type="float" office:value="145027" table:style-name="ce1">
            <text:p>145027</text:p>
          </table:table-cell>
          <table:table-cell office:value-type="float" office:value="274253" table:style-name="ce1">
            <text:p>274253</text:p>
          </table:table-cell>
          <table:table-cell office:value-type="float" office:value="516359" table:style-name="ce1">
            <text:p>516359</text:p>
          </table:table-cell>
          <table:table-cell office:value-type="float" office:value="969063" table:style-name="ce1">
            <text:p>969063</text:p>
          </table:table-cell>
          <table:table-cell office:value-type="float" office:value="1810187" table:style-name="ce1">
            <text:p>1810187</text:p>
          </table:table-cell>
          <table:table-cell office:value-type="float" office:value="3365261" table:style-name="ce1">
            <text:p>3365261</text:p>
          </table:table-cell>
          <table:table-cell office:value-type="float" office:value="6218623" table:style-name="ce1">
            <text:p>6218623</text:p>
          </table:table-cell>
          <table:table-cell office:value-type="float" office:value="11416843" table:style-name="ce1">
            <text:p>11416843</text:p>
          </table:table-cell>
          <table:table-cell office:value-type="float" office:value="20794093" table:style-name="ce1">
            <text:p>20794093</text:p>
          </table:table-cell>
          <table:table-cell office:value-type="float" office:value="36779516" table:style-name="ce1">
            <text:p>3677951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cpu-cycles</text:p>
          </table:table-cell>
          <table:table-cell office:value-type="float" office:value="9038772042" table:style-name="ce13">
            <text:p>9,038,772,042</text:p>
          </table:table-cell>
          <table:table-cell office:value-type="float" office:value="13858833168" table:style-name="ce13">
            <text:p>13,858,833,168</text:p>
          </table:table-cell>
          <table:table-cell office:value-type="float" office:value="15234430559" table:style-name="ce13">
            <text:p>15,234,430,559</text:p>
          </table:table-cell>
          <table:table-cell office:value-type="float" office:value="16764245085" table:style-name="ce13">
            <text:p>16,764,245,085</text:p>
          </table:table-cell>
          <table:table-cell office:value-type="float" office:value="21416074294" table:style-name="ce13">
            <text:p>21,416,074,294</text:p>
          </table:table-cell>
          <table:table-cell office:value-type="float" office:value="22264938590" table:style-name="ce13">
            <text:p>22,264,938,590</text:p>
          </table:table-cell>
          <table:table-cell office:value-type="float" office:value="24577495094" table:style-name="ce13">
            <text:p>24,577,495,094</text:p>
          </table:table-cell>
          <table:table-cell office:value-type="float" office:value="25659136966" table:style-name="ce13">
            <text:p>25,659,136,966</text:p>
          </table:table-cell>
          <table:table-cell office:value-type="float" office:value="27563838983" table:style-name="ce13">
            <text:p>27,563,838,983</text:p>
          </table:table-cell>
          <table:table-cell office:value-type="float" office:value="40388882381" table:style-name="ce13">
            <text:p>40,388,882,381</text:p>
          </table:table-cell>
          <table:table-cell office:value-type="float" office:value="86112112436" table:style-name="ce13">
            <text:p>86,112,112,436</text:p>
          </table:table-cell>
          <table:table-cell office:value-type="float" office:value="113833009611" table:style-name="ce13">
            <text:p>113,833,009,611</text:p>
          </table:table-cell>
          <table:table-cell office:value-type="float" office:value="130987798109" table:style-name="ce13">
            <text:p>130,987,798,109</text:p>
          </table:table-cell>
          <table:table-cell office:value-type="float" office:value="159366634522" table:style-name="ce15">
            <text:p>159,366,634,522</text:p>
          </table:table-cell>
          <table:table-cell office:value-type="float" office:value="218754594672" table:style-name="ce13">
            <text:p>218,754,594,67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instructions</text:p>
          </table:table-cell>
          <table:table-cell office:value-type="float" office:value="8763420252" table:style-name="ce13">
            <text:p>8,763,420,252</text:p>
          </table:table-cell>
          <table:table-cell office:value-type="float" office:value="8749401150" table:style-name="ce13">
            <text:p>8,749,401,150</text:p>
          </table:table-cell>
          <table:table-cell office:value-type="float" office:value="8742739559" table:style-name="ce13">
            <text:p>8,742,739,559</text:p>
          </table:table-cell>
          <table:table-cell office:value-type="float" office:value="8751199141" table:style-name="ce13">
            <text:p>8,751,199,141</text:p>
          </table:table-cell>
          <table:table-cell office:value-type="float" office:value="8797818024" table:style-name="ce13">
            <text:p>8,797,818,024</text:p>
          </table:table-cell>
          <table:table-cell office:value-type="float" office:value="8760706649" table:style-name="ce13">
            <text:p>8,760,706,649</text:p>
          </table:table-cell>
          <table:table-cell office:value-type="float" office:value="8878714661" table:style-name="ce13">
            <text:p>8,878,714,661</text:p>
          </table:table-cell>
          <table:table-cell office:value-type="float" office:value="9035471033" table:style-name="ce13">
            <text:p>9,035,471,033</text:p>
          </table:table-cell>
          <table:table-cell office:value-type="float" office:value="9387448226" table:style-name="ce13">
            <text:p>9,387,448,226</text:p>
          </table:table-cell>
          <table:table-cell office:value-type="float" office:value="10138949089" table:style-name="ce13">
            <text:p>10,138,949,089</text:p>
          </table:table-cell>
          <table:table-cell office:value-type="float" office:value="11646680549" table:style-name="ce13">
            <text:p>11,646,680,549</text:p>
          </table:table-cell>
          <table:table-cell office:value-type="float" office:value="14465380138" table:style-name="ce13">
            <text:p>14,465,380,138</text:p>
          </table:table-cell>
          <table:table-cell office:value-type="float" office:value="19547395233" table:style-name="ce13">
            <text:p>19,547,395,233</text:p>
          </table:table-cell>
          <table:table-cell office:value-type="float" office:value="29064192946" table:style-name="ce15">
            <text:p>29,064,192,946</text:p>
          </table:table-cell>
          <table:table-cell office:value-type="float" office:value="47225300637" table:style-name="ce13">
            <text:p>47,225,300,63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cache-ref</text:p>
          </table:table-cell>
          <table:table-cell office:value-type="float" office:value="148089" table:style-name="ce13">
            <text:p>148,089</text:p>
          </table:table-cell>
          <table:table-cell office:value-type="float" office:value="491535" table:style-name="ce13">
            <text:p>491,535</text:p>
          </table:table-cell>
          <table:table-cell office:value-type="float" office:value="3898940" table:style-name="ce13">
            <text:p>3,898,940</text:p>
          </table:table-cell>
          <table:table-cell office:value-type="float" office:value="69432959" table:style-name="ce13">
            <text:p>69,432,959</text:p>
          </table:table-cell>
          <table:table-cell office:value-type="float" office:value="381316446" table:style-name="ce13">
            <text:p>381,316,446</text:p>
          </table:table-cell>
          <table:table-cell office:value-type="float" office:value="469426648" table:style-name="ce13">
            <text:p>469,426,648</text:p>
          </table:table-cell>
          <table:table-cell office:value-type="float" office:value="519891174" table:style-name="ce13">
            <text:p>519,891,174</text:p>
          </table:table-cell>
          <table:table-cell office:value-type="float" office:value="569352737" table:style-name="ce13">
            <text:p>569,352,737</text:p>
          </table:table-cell>
          <table:table-cell office:value-type="float" office:value="608746460" table:style-name="ce13">
            <text:p>608,746,460</text:p>
          </table:table-cell>
          <table:table-cell office:value-type="float" office:value="674403986" table:style-name="ce13">
            <text:p>674,403,986</text:p>
          </table:table-cell>
          <table:table-cell office:value-type="float" office:value="784023822" table:style-name="ce13">
            <text:p>784,023,822</text:p>
          </table:table-cell>
          <table:table-cell office:value-type="float" office:value="963563744" table:style-name="ce13">
            <text:p>963,563,744</text:p>
          </table:table-cell>
          <table:table-cell office:value-type="float" office:value="1044681629" table:style-name="ce13">
            <text:p>1,044,681,629</text:p>
          </table:table-cell>
          <table:table-cell office:value-type="float" office:value="1200462202" table:style-name="ce15">
            <text:p>1,200,462,202</text:p>
          </table:table-cell>
          <table:table-cell office:value-type="float" office:value="1537155313" table:style-name="ce13">
            <text:p>1,537,155,31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X-Tree cache-miss</text:p>
          </table:table-cell>
          <table:table-cell office:value-type="float" office:value="41761" table:style-name="ce13">
            <text:p>41,761</text:p>
          </table:table-cell>
          <table:table-cell office:value-type="float" office:value="60677" table:style-name="ce13">
            <text:p>60,677</text:p>
          </table:table-cell>
          <table:table-cell office:value-type="float" office:value="115371" table:style-name="ce13">
            <text:p>115,371</text:p>
          </table:table-cell>
          <table:table-cell office:value-type="float" office:value="162019" table:style-name="ce13">
            <text:p>162,019</text:p>
          </table:table-cell>
          <table:table-cell office:value-type="float" office:value="88592" table:style-name="ce13">
            <text:p>88,592</text:p>
          </table:table-cell>
          <table:table-cell office:value-type="float" office:value="210451" table:style-name="ce13">
            <text:p>210,451</text:p>
          </table:table-cell>
          <table:table-cell office:value-type="float" office:value="744073" table:style-name="ce15">
            <text:p>744,073</text:p>
          </table:table-cell>
          <table:table-cell office:value-type="float" office:value="1498055" table:style-name="ce15">
            <text:p>1,498,055</text:p>
          </table:table-cell>
          <table:table-cell office:value-type="float" office:value="5287194" table:style-name="ce15">
            <text:p>5,287,194</text:p>
          </table:table-cell>
          <table:table-cell office:value-type="float" office:value="57797943" table:style-name="ce13">
            <text:p>57,797,943</text:p>
          </table:table-cell>
          <table:table-cell office:value-type="float" office:value="338974085" table:style-name="ce13">
            <text:p>338,974,085</text:p>
          </table:table-cell>
          <table:table-cell office:value-type="float" office:value="502363998" table:style-name="ce13">
            <text:p>502,363,998</text:p>
          </table:table-cell>
          <table:table-cell office:value-type="float" office:value="549992000" table:style-name="ce13">
            <text:p>549,992,000</text:p>
          </table:table-cell>
          <table:table-cell office:value-type="float" office:value="627238085" table:style-name="ce15">
            <text:p>627,238,085</text:p>
          </table:table-cell>
          <table:table-cell office:value-type="float" office:value="816761397" table:style-name="ce13">
            <text:p>816,761,39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L1-loads</text:p>
          </table:table-cell>
          <table:table-cell office:value-type="float" office:value="1744170293" table:style-name="ce13">
            <text:p>1,744,170,293</text:p>
          </table:table-cell>
          <table:table-cell office:value-type="float" office:value="1758346846" table:style-name="ce13">
            <text:p>1,758,346,846</text:p>
          </table:table-cell>
          <table:table-cell office:value-type="float" office:value="1756407669" table:style-name="ce13">
            <text:p>1,756,407,669</text:p>
          </table:table-cell>
          <table:table-cell office:value-type="float" office:value="1744480289" table:style-name="ce13">
            <text:p>1,744,480,289</text:p>
          </table:table-cell>
          <table:table-cell office:value-type="float" office:value="1750943337" table:style-name="ce13">
            <text:p>1,750,943,337</text:p>
          </table:table-cell>
          <table:table-cell office:value-type="float" office:value="1737581506" table:style-name="ce13">
            <text:p>1,737,581,506</text:p>
          </table:table-cell>
          <table:table-cell office:value-type="float" office:value="1760688696" table:style-name="ce15">
            <text:p>1,760,688,696</text:p>
          </table:table-cell>
          <table:table-cell office:value-type="float" office:value="1796720416" table:style-name="ce15">
            <text:p>1,796,720,416</text:p>
          </table:table-cell>
          <table:table-cell office:value-type="float" office:value="1870808720" table:style-name="ce15">
            <text:p>1,870,808,720</text:p>
          </table:table-cell>
          <table:table-cell office:value-type="float" office:value="2032713664" table:style-name="ce13">
            <text:p>2,032,713,664</text:p>
          </table:table-cell>
          <table:table-cell office:value-type="float" office:value="2379637401" table:style-name="ce13">
            <text:p>2,379,637,401</text:p>
          </table:table-cell>
          <table:table-cell office:value-type="float" office:value="3074018882" table:style-name="ce13">
            <text:p>3,074,018,882</text:p>
          </table:table-cell>
          <table:table-cell office:value-type="float" office:value="4262908737" table:style-name="ce13">
            <text:p>4,262,908,737</text:p>
          </table:table-cell>
          <table:table-cell office:value-type="float" office:value="6530166298" table:style-name="ce15">
            <text:p>6,530,166,298</text:p>
          </table:table-cell>
          <table:table-cell office:value-type="float" office:value="10804029695" table:style-name="ce13">
            <text:p>10,804,029,6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L1-miss</text:p>
          </table:table-cell>
          <table:table-cell office:value-type="float" office:value="4838160" table:style-name="ce13">
            <text:p>4,838,160</text:p>
          </table:table-cell>
          <table:table-cell office:value-type="float" office:value="359044246" table:style-name="ce13">
            <text:p>359,044,246</text:p>
          </table:table-cell>
          <table:table-cell office:value-type="float" office:value="452905735" table:style-name="ce13">
            <text:p>452,905,735</text:p>
          </table:table-cell>
          <table:table-cell office:value-type="float" office:value="505428615" table:style-name="ce13">
            <text:p>505,428,615</text:p>
          </table:table-cell>
          <table:table-cell office:value-type="float" office:value="578672246" table:style-name="ce13">
            <text:p>578,672,246</text:p>
          </table:table-cell>
          <table:table-cell office:value-type="float" office:value="614868028" table:style-name="ce13">
            <text:p>614,868,028</text:p>
          </table:table-cell>
          <table:table-cell office:value-type="float" office:value="669599847" table:style-name="ce15">
            <text:p>669,599,847</text:p>
          </table:table-cell>
          <table:table-cell office:value-type="float" office:value="721835018" table:style-name="ce15">
            <text:p>721,835,018</text:p>
          </table:table-cell>
          <table:table-cell office:value-type="float" office:value="763185162" table:style-name="ce15">
            <text:p>763,185,162</text:p>
          </table:table-cell>
          <table:table-cell office:value-type="float" office:value="818870629" table:style-name="ce13">
            <text:p>818,870,629</text:p>
          </table:table-cell>
          <table:table-cell office:value-type="float" office:value="905836584" table:style-name="ce13">
            <text:p>905,836,584</text:p>
          </table:table-cell>
          <table:table-cell office:value-type="float" office:value="1104434337" table:style-name="ce13">
            <text:p>1,104,434,337</text:p>
          </table:table-cell>
          <table:table-cell office:value-type="float" office:value="1201641014" table:style-name="ce13">
            <text:p>1,201,641,014</text:p>
          </table:table-cell>
          <table:table-cell office:value-type="float" office:value="1427226042" table:style-name="ce15">
            <text:p>1,427,226,042</text:p>
          </table:table-cell>
          <table:table-cell office:value-type="float" office:value="1888864769" table:style-name="ce13">
            <text:p>1,888,864,769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LLC-loads</text:p>
          </table:table-cell>
          <table:table-cell office:value-type="float" office:value="15395" table:style-name="ce13">
            <text:p>15,395</text:p>
          </table:table-cell>
          <table:table-cell office:value-type="float" office:value="78818" table:style-name="ce13">
            <text:p>78,818</text:p>
          </table:table-cell>
          <table:table-cell office:value-type="float" office:value="3585096" table:style-name="ce13">
            <text:p>3,585,096</text:p>
          </table:table-cell>
          <table:table-cell office:value-type="float" office:value="69822621" table:style-name="ce13">
            <text:p>69,822,621</text:p>
          </table:table-cell>
          <table:table-cell office:value-type="float" office:value="380017741" table:style-name="ce13">
            <text:p>380,017,741</text:p>
          </table:table-cell>
          <table:table-cell office:value-type="float" office:value="468828891" table:style-name="ce13">
            <text:p>468,828,891</text:p>
          </table:table-cell>
          <table:table-cell office:value-type="float" office:value="519703114" table:style-name="ce15">
            <text:p>519,703,114</text:p>
          </table:table-cell>
          <table:table-cell office:value-type="float" office:value="566333224" table:style-name="ce15">
            <text:p>566,333,224</text:p>
          </table:table-cell>
          <table:table-cell office:value-type="float" office:value="608967077" table:style-name="ce15">
            <text:p>608,967,077</text:p>
          </table:table-cell>
          <table:table-cell office:value-type="float" office:value="671507174" table:style-name="ce13">
            <text:p>671,507,174</text:p>
          </table:table-cell>
          <table:table-cell office:value-type="float" office:value="772741273" table:style-name="ce13">
            <text:p>772,741,273</text:p>
          </table:table-cell>
          <table:table-cell office:value-type="float" office:value="948209145" table:style-name="ce13">
            <text:p>948,209,145</text:p>
          </table:table-cell>
          <table:table-cell office:value-type="float" office:value="1017982551" table:style-name="ce13">
            <text:p>1,017,982,551</text:p>
          </table:table-cell>
          <table:table-cell office:value-type="float" office:value="1150719431" table:style-name="ce15">
            <text:p>1,150,719,431</text:p>
          </table:table-cell>
          <table:table-cell office:value-type="float" office:value="1445401871" table:style-name="ce13">
            <text:p>1,445,401,87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LLC-miss</text:p>
          </table:table-cell>
          <table:table-cell office:value-type="float" office:value="3059" table:style-name="ce13">
            <text:p>3,059</text:p>
          </table:table-cell>
          <table:table-cell office:value-type="float" office:value="5420" table:style-name="ce13">
            <text:p>5,420</text:p>
          </table:table-cell>
          <table:table-cell office:value-type="float" office:value="5416" table:style-name="ce13">
            <text:p>5,416</text:p>
          </table:table-cell>
          <table:table-cell office:value-type="float" office:value="5801" table:style-name="ce13">
            <text:p>5,801</text:p>
          </table:table-cell>
          <table:table-cell office:value-type="float" office:value="19764" table:style-name="ce13">
            <text:p>19,764</text:p>
          </table:table-cell>
          <table:table-cell office:value-type="float" office:value="31346" table:style-name="ce13">
            <text:p>31,346</text:p>
          </table:table-cell>
          <table:table-cell office:value-type="float" office:value="19582" table:style-name="ce15">
            <text:p>19,582</text:p>
          </table:table-cell>
          <table:table-cell office:value-type="float" office:value="628866" table:style-name="ce15">
            <text:p>628,866</text:p>
          </table:table-cell>
          <table:table-cell office:value-type="float" office:value="2287429" table:style-name="ce15">
            <text:p>2,287,429</text:p>
          </table:table-cell>
          <table:table-cell office:value-type="float" office:value="54629534" table:style-name="ce13">
            <text:p>54,629,534</text:p>
          </table:table-cell>
          <table:table-cell office:value-type="float" office:value="332408098" table:style-name="ce13">
            <text:p>332,408,098</text:p>
          </table:table-cell>
          <table:table-cell office:value-type="float" office:value="491678034" table:style-name="ce13">
            <text:p>491,678,034</text:p>
          </table:table-cell>
          <table:table-cell office:value-type="float" office:value="531252765" table:style-name="ce13">
            <text:p>531,252,765</text:p>
          </table:table-cell>
          <table:table-cell office:value-type="float" office:value="592220928" table:style-name="ce15">
            <text:p>592,220,928</text:p>
          </table:table-cell>
          <table:table-cell office:value-type="float" office:value="753389576" table:style-name="ce13">
            <text:p>753,389,576</text:p>
          </table:table-cell>
          <table:table-cell table:number-columns-repeated="16368"/>
        </table:table-row>
        <table:table-row table:style-name="ro2">
          <table:table-cell table:number-columns-repeated="4" table:style-name="ce1"/>
          <table:table-cell table:style-name="ce1">
            <draw:frame draw:z-index="1" draw:id="id4" draw:style-name="a4" draw:name="Chart 1" svg:x="0.52778in" svg:y="0.01389in" svg:width="7.40278in" svg:height="5.47917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style-name="ro3">
          <table:table-cell office:value-type="string" table:style-name="ce7">
            <text:p>SkipList stats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10 threads</text:p>
          </table:table-cell>
          <table:table-cell table:style-name="ce1"/>
          <table:table-cell table:number-columns-repeated="3" table:style-name="ce9"/>
          <table:table-cell table:number-columns-repeated="16378" table:style-name="ce1"/>
        </table:table-row>
        <table:table-row table:style-name="ro2">
          <table:table-cell office:value-type="string" table:style-name="ce1">
            <text:p>n elements:</text:p>
          </table:table-cell>
          <table:table-cell office:value-type="float" office:value="100" table:style-name="ce1">
            <text:p>100</text:p>
          </table:table-cell>
          <table:table-cell office:value-type="float" office:value="500" table:style-name="ce1">
            <text:p>500</text:p>
          </table:table-cell>
          <table:table-cell office:value-type="float" office:value="1000" table:style-name="ce13">
            <text:p>1,000</text:p>
          </table:table-cell>
          <table:table-cell office:value-type="float" office:value="2000" table:style-name="ce15">
            <text:p>2,000</text:p>
          </table:table-cell>
          <table:table-cell office:value-type="float" office:value="4000" table:style-name="ce15">
            <text:p>4,000</text:p>
          </table:table-cell>
          <table:table-cell office:value-type="float" office:value="8000" table:style-name="ce15">
            <text:p>8,000</text:p>
          </table:table-cell>
          <table:table-cell office:value-type="float" office:value="16000" table:style-name="ce13">
            <text:p>16,000</text:p>
          </table:table-cell>
          <table:table-cell office:value-type="float" office:value="32000" table:style-name="ce13">
            <text:p>32,000</text:p>
          </table:table-cell>
          <table:table-cell office:value-type="float" office:value="64000" table:style-name="ce13">
            <text:p>64,000</text:p>
          </table:table-cell>
          <table:table-cell office:value-type="float" office:value="128000" table:style-name="ce13">
            <text:p>128,000</text:p>
          </table:table-cell>
          <table:table-cell office:value-type="float" office:value="256000" table:style-name="ce13">
            <text:p>256,000</text:p>
          </table:table-cell>
          <table:table-cell office:value-type="float" office:value="512000" table:style-name="ce13">
            <text:p>512,000</text:p>
          </table:table-cell>
          <table:table-cell office:value-type="float" office:value="1024000" table:style-name="ce13">
            <text:p>1,024,000</text:p>
          </table:table-cell>
          <table:table-cell office:value-type="float" office:value="2048000" table:style-name="ce13">
            <text:p>2,048,000</text:p>
          </table:table-cell>
          <table:table-cell office:value-type="float" office:value="4000000" table:style-name="ce13">
            <text:p>4,000,000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sl node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pu-cycles</text:p>
          </table:table-cell>
          <table:table-cell office:value-type="float" office:value="3949885892" table:style-name="ce13">
            <text:p>3,949,885,892</text:p>
          </table:table-cell>
          <table:table-cell office:value-type="float" office:value="9576197163" table:style-name="ce13">
            <text:p>9,576,197,163</text:p>
          </table:table-cell>
          <table:table-cell office:value-type="float" office:value="11743042780" table:style-name="ce13">
            <text:p>11,743,042,780</text:p>
          </table:table-cell>
          <table:table-cell office:value-type="float" office:value="13231418498" table:style-name="ce13">
            <text:p>13,231,418,498</text:p>
          </table:table-cell>
          <table:table-cell office:value-type="float" office:value="16247265528" table:style-name="ce13">
            <text:p>16,247,265,528</text:p>
          </table:table-cell>
          <table:table-cell office:value-type="float" office:value="22120417263" table:style-name="ce13">
            <text:p>22,120,417,263</text:p>
          </table:table-cell>
          <table:table-cell office:value-type="float" office:value="28159985782" table:style-name="ce13">
            <text:p>28,159,985,782</text:p>
          </table:table-cell>
          <table:table-cell office:value-type="float" office:value="35133026497" table:style-name="ce13">
            <text:p>35,133,026,497</text:p>
          </table:table-cell>
          <table:table-cell office:value-type="float" office:value="44780746220" table:style-name="ce13">
            <text:p>44,780,746,220</text:p>
          </table:table-cell>
          <table:table-cell office:value-type="float" office:value="53718010666" table:style-name="ce13">
            <text:p>53,718,010,666</text:p>
          </table:table-cell>
          <table:table-cell office:value-type="float" office:value="64022888500" table:style-name="ce13">
            <text:p>64,022,888,500</text:p>
          </table:table-cell>
          <table:table-cell office:value-type="float" office:value="76341523138" table:style-name="ce13">
            <text:p>76,341,523,138</text:p>
          </table:table-cell>
          <table:table-cell office:value-type="float" office:value="114676250332" table:style-name="ce13">
            <text:p>114,676,250,332</text:p>
          </table:table-cell>
          <table:table-cell office:value-type="float" office:value="160313511054" table:style-name="ce13">
            <text:p>160,313,511,054</text:p>
          </table:table-cell>
          <table:table-cell office:value-type="float" office:value="223518369089" table:style-name="ce13">
            <text:p>223,518,369,089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instructions</text:p>
          </table:table-cell>
          <table:table-cell office:value-type="float" office:value="5693113756" table:style-name="ce13">
            <text:p>5,693,113,756</text:p>
          </table:table-cell>
          <table:table-cell office:value-type="float" office:value="7757946728" table:style-name="ce13">
            <text:p>7,757,946,728</text:p>
          </table:table-cell>
          <table:table-cell office:value-type="float" office:value="8272368864" table:style-name="ce13">
            <text:p>8,272,368,864</text:p>
          </table:table-cell>
          <table:table-cell office:value-type="float" office:value="8520823646" table:style-name="ce13">
            <text:p>8,520,823,646</text:p>
          </table:table-cell>
          <table:table-cell office:value-type="float" office:value="9599996570" table:style-name="ce13">
            <text:p>9,599,996,570</text:p>
          </table:table-cell>
          <table:table-cell office:value-type="float" office:value="10302177756" table:style-name="ce13">
            <text:p>10,302,177,756</text:p>
          </table:table-cell>
          <table:table-cell office:value-type="float" office:value="10814016470" table:style-name="ce13">
            <text:p>10,814,016,470</text:p>
          </table:table-cell>
          <table:table-cell office:value-type="float" office:value="12234501259" table:style-name="ce13">
            <text:p>12,234,501,259</text:p>
          </table:table-cell>
          <table:table-cell office:value-type="float" office:value="12944777671" table:style-name="ce13">
            <text:p>12,944,777,671</text:p>
          </table:table-cell>
          <table:table-cell office:value-type="float" office:value="14338177445" table:style-name="ce13">
            <text:p>14,338,177,445</text:p>
          </table:table-cell>
          <table:table-cell office:value-type="float" office:value="14540009224" table:style-name="ce13">
            <text:p>14,540,009,224</text:p>
          </table:table-cell>
          <table:table-cell office:value-type="float" office:value="15651533394" table:style-name="ce13">
            <text:p>15,651,533,394</text:p>
          </table:table-cell>
          <table:table-cell office:value-type="float" office:value="17723638516" table:style-name="ce13">
            <text:p>17,723,638,516</text:p>
          </table:table-cell>
          <table:table-cell office:value-type="float" office:value="20670048149" table:style-name="ce15">
            <text:p>20,670,048,149</text:p>
          </table:table-cell>
          <table:table-cell office:value-type="float" office:value="26547638878" table:style-name="ce13">
            <text:p>26,547,638,87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cache-ref</text:p>
          </table:table-cell>
          <table:table-cell office:value-type="float" office:value="118940" table:style-name="ce13">
            <text:p>118,940</text:p>
          </table:table-cell>
          <table:table-cell office:value-type="float" office:value="160192" table:style-name="ce13">
            <text:p>160,192</text:p>
          </table:table-cell>
          <table:table-cell office:value-type="float" office:value="334905" table:style-name="ce13">
            <text:p>334,905</text:p>
          </table:table-cell>
          <table:table-cell office:value-type="float" office:value="552405" table:style-name="ce13">
            <text:p>552,405</text:p>
          </table:table-cell>
          <table:table-cell office:value-type="float" office:value="20624610" table:style-name="ce13">
            <text:p>20,624,610</text:p>
          </table:table-cell>
          <table:table-cell office:value-type="float" office:value="134286060" table:style-name="ce13">
            <text:p>134,286,060</text:p>
          </table:table-cell>
          <table:table-cell office:value-type="float" office:value="325337317" table:style-name="ce13">
            <text:p>325,337,317</text:p>
          </table:table-cell>
          <table:table-cell office:value-type="float" office:value="469316997" table:style-name="ce13">
            <text:p>469,316,997</text:p>
          </table:table-cell>
          <table:table-cell office:value-type="float" office:value="652361881" table:style-name="ce13">
            <text:p>652,361,881</text:p>
          </table:table-cell>
          <table:table-cell office:value-type="float" office:value="798536304" table:style-name="ce13">
            <text:p>798,536,304</text:p>
          </table:table-cell>
          <table:table-cell office:value-type="float" office:value="1038999651" table:style-name="ce13">
            <text:p>1,038,999,651</text:p>
          </table:table-cell>
          <table:table-cell office:value-type="float" office:value="1245969350" table:style-name="ce13">
            <text:p>1,245,969,350</text:p>
          </table:table-cell>
          <table:table-cell office:value-type="float" office:value="1548543852" table:style-name="ce13">
            <text:p>1,548,543,852</text:p>
          </table:table-cell>
          <table:table-cell office:value-type="float" office:value="1945458918" table:style-name="ce15">
            <text:p>1,945,458,918</text:p>
          </table:table-cell>
          <table:table-cell office:value-type="float" office:value="2450528515" table:style-name="ce13">
            <text:p>2,450,528,51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Skip List Cache miss</text:p>
          </table:table-cell>
          <table:table-cell office:value-type="float" office:value="30089" table:style-name="ce13">
            <text:p>30,089</text:p>
          </table:table-cell>
          <table:table-cell office:value-type="float" office:value="29247" table:style-name="ce13">
            <text:p>29,247</text:p>
          </table:table-cell>
          <table:table-cell office:value-type="float" office:value="42398" table:style-name="ce13">
            <text:p>42,398</text:p>
          </table:table-cell>
          <table:table-cell office:value-type="float" office:value="38817" table:style-name="ce13">
            <text:p>38,817</text:p>
          </table:table-cell>
          <table:table-cell office:value-type="float" office:value="71814" table:style-name="ce13">
            <text:p>71,814</text:p>
          </table:table-cell>
          <table:table-cell office:value-type="float" office:value="99680" table:style-name="ce13">
            <text:p>99,680</text:p>
          </table:table-cell>
          <table:table-cell office:value-type="float" office:value="69695" table:style-name="ce13">
            <text:p>69,695</text:p>
          </table:table-cell>
          <table:table-cell office:value-type="float" office:value="274989" table:style-name="ce13">
            <text:p>274,989</text:p>
          </table:table-cell>
          <table:table-cell office:value-type="float" office:value="524486" table:style-name="ce13">
            <text:p>524,486</text:p>
          </table:table-cell>
          <table:table-cell office:value-type="float" office:value="764676" table:style-name="ce13">
            <text:p>764,676</text:p>
          </table:table-cell>
          <table:table-cell office:value-type="float" office:value="1425966" table:style-name="ce13">
            <text:p>1,425,966</text:p>
          </table:table-cell>
          <table:table-cell office:value-type="float" office:value="29327890" table:style-name="ce13">
            <text:p>29,327,890</text:p>
          </table:table-cell>
          <table:table-cell office:value-type="float" office:value="170861605" table:style-name="ce13">
            <text:p>170,861,605</text:p>
          </table:table-cell>
          <table:table-cell office:value-type="float" office:value="344696009" table:style-name="ce15">
            <text:p>344,696,009</text:p>
          </table:table-cell>
          <table:table-cell office:value-type="float" office:value="556776760" table:style-name="ce13">
            <text:p>556,776,760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L1-loads</text:p>
          </table:table-cell>
          <table:table-cell office:value-type="float" office:value="1403709672" table:style-name="ce13">
            <text:p>1,403,709,672</text:p>
          </table:table-cell>
          <table:table-cell office:value-type="float" office:value="2006535691" table:style-name="ce13">
            <text:p>2,006,535,691</text:p>
          </table:table-cell>
          <table:table-cell office:value-type="float" office:value="2131812049" table:style-name="ce13">
            <text:p>2,131,812,049</text:p>
          </table:table-cell>
          <table:table-cell office:value-type="float" office:value="2142218147" table:style-name="ce13">
            <text:p>2,142,218,147</text:p>
          </table:table-cell>
          <table:table-cell office:value-type="float" office:value="2440576579" table:style-name="ce13">
            <text:p>2,440,576,579</text:p>
          </table:table-cell>
          <table:table-cell office:value-type="float" office:value="2616536570" table:style-name="ce13">
            <text:p>2,616,536,570</text:p>
          </table:table-cell>
          <table:table-cell office:value-type="float" office:value="2731706370" table:style-name="ce15">
            <text:p>2,731,706,370</text:p>
          </table:table-cell>
          <table:table-cell office:value-type="float" office:value="3149252751" table:style-name="ce15">
            <text:p>3,149,252,751</text:p>
          </table:table-cell>
          <table:table-cell office:value-type="float" office:value="3318689806" table:style-name="ce15">
            <text:p>3,318,689,806</text:p>
          </table:table-cell>
          <table:table-cell office:value-type="float" office:value="3695203477" table:style-name="ce13">
            <text:p>3,695,203,477</text:p>
          </table:table-cell>
          <table:table-cell office:value-type="float" office:value="3663190689" table:style-name="ce13">
            <text:p>3,663,190,689</text:p>
          </table:table-cell>
          <table:table-cell office:value-type="float" office:value="3922879455" table:style-name="ce13">
            <text:p>3,922,879,455</text:p>
          </table:table-cell>
          <table:table-cell office:value-type="float" office:value="4420141909" table:style-name="ce13">
            <text:p>4,420,141,909</text:p>
          </table:table-cell>
          <table:table-cell office:value-type="float" office:value="5102849440" table:style-name="ce15">
            <text:p>5,102,849,440</text:p>
          </table:table-cell>
          <table:table-cell office:value-type="float" office:value="6417159193" table:style-name="ce13">
            <text:p>6,417,159,1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L1-miss</text:p>
          </table:table-cell>
          <table:table-cell office:value-type="float" office:value="110619" table:style-name="ce13">
            <text:p>110,619</text:p>
          </table:table-cell>
          <table:table-cell office:value-type="float" office:value="7435106" table:style-name="ce13">
            <text:p>7,435,106</text:p>
          </table:table-cell>
          <table:table-cell office:value-type="float" office:value="118153975" table:style-name="ce13">
            <text:p>118,153,975</text:p>
          </table:table-cell>
          <table:table-cell office:value-type="float" office:value="294846754" table:style-name="ce13">
            <text:p>294,846,754</text:p>
          </table:table-cell>
          <table:table-cell office:value-type="float" office:value="466409408" table:style-name="ce13">
            <text:p>466,409,408</text:p>
          </table:table-cell>
          <table:table-cell office:value-type="float" office:value="611021318" table:style-name="ce13">
            <text:p>611,021,318</text:p>
          </table:table-cell>
          <table:table-cell office:value-type="float" office:value="754172207" table:style-name="ce15">
            <text:p>754,172,207</text:p>
          </table:table-cell>
          <table:table-cell office:value-type="float" office:value="894475337" table:style-name="ce15">
            <text:p>894,475,337</text:p>
          </table:table-cell>
          <table:table-cell office:value-type="float" office:value="1236803251" table:style-name="ce15">
            <text:p>1,236,803,251</text:p>
          </table:table-cell>
          <table:table-cell office:value-type="float" office:value="1426254944" table:style-name="ce13">
            <text:p>1,426,254,944</text:p>
          </table:table-cell>
          <table:table-cell office:value-type="float" office:value="1766158726" table:style-name="ce13">
            <text:p>1,766,158,726</text:p>
          </table:table-cell>
          <table:table-cell office:value-type="float" office:value="2061982188" table:style-name="ce13">
            <text:p>2,061,982,188</text:p>
          </table:table-cell>
          <table:table-cell office:value-type="float" office:value="2312676844" table:style-name="ce13">
            <text:p>2,312,676,844</text:p>
          </table:table-cell>
          <table:table-cell office:value-type="float" office:value="2627143651" table:style-name="ce15">
            <text:p>2,627,143,651</text:p>
          </table:table-cell>
          <table:table-cell office:value-type="float" office:value="3088393555" table:style-name="ce13">
            <text:p>3,088,393,55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LLC-loads</text:p>
          </table:table-cell>
          <table:table-cell office:value-type="float" office:value="8436" table:style-name="ce13">
            <text:p>8,436</text:p>
          </table:table-cell>
          <table:table-cell office:value-type="float" office:value="13907" table:style-name="ce13">
            <text:p>13,907</text:p>
          </table:table-cell>
          <table:table-cell office:value-type="float" office:value="40071" table:style-name="ce13">
            <text:p>40,071</text:p>
          </table:table-cell>
          <table:table-cell office:value-type="float" office:value="335764" table:style-name="ce13">
            <text:p>335,764</text:p>
          </table:table-cell>
          <table:table-cell office:value-type="float" office:value="20101239" table:style-name="ce13">
            <text:p>20,101,239</text:p>
          </table:table-cell>
          <table:table-cell office:value-type="float" office:value="133361982" table:style-name="ce13">
            <text:p>133,361,982</text:p>
          </table:table-cell>
          <table:table-cell office:value-type="float" office:value="325718872" table:style-name="ce15">
            <text:p>325,718,872</text:p>
          </table:table-cell>
          <table:table-cell office:value-type="float" office:value="468595718" table:style-name="ce15">
            <text:p>468,595,718</text:p>
          </table:table-cell>
          <table:table-cell office:value-type="float" office:value="650945119" table:style-name="ce15">
            <text:p>650,945,119</text:p>
          </table:table-cell>
          <table:table-cell office:value-type="float" office:value="796048169" table:style-name="ce13">
            <text:p>796,048,169</text:p>
          </table:table-cell>
          <table:table-cell office:value-type="float" office:value="1036074545" table:style-name="ce13">
            <text:p>1,036,074,545</text:p>
          </table:table-cell>
          <table:table-cell office:value-type="float" office:value="1241801999" table:style-name="ce13">
            <text:p>1,241,801,999</text:p>
          </table:table-cell>
          <table:table-cell office:value-type="float" office:value="1545015089" table:style-name="ce13">
            <text:p>1,545,015,089</text:p>
          </table:table-cell>
          <table:table-cell office:value-type="float" office:value="1939531802" table:style-name="ce15">
            <text:p>1,939,531,802</text:p>
          </table:table-cell>
          <table:table-cell office:value-type="float" office:value="2438157946" table:style-name="ce13">
            <text:p>2,438,157,94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LLC-miss</text:p>
          </table:table-cell>
          <table:table-cell office:value-type="float" office:value="1612" table:style-name="ce13">
            <text:p>1,612</text:p>
          </table:table-cell>
          <table:table-cell office:value-type="float" office:value="3021" table:style-name="ce13">
            <text:p>3,021</text:p>
          </table:table-cell>
          <table:table-cell office:value-type="float" office:value="4401" table:style-name="ce13">
            <text:p>4,401</text:p>
          </table:table-cell>
          <table:table-cell office:value-type="float" office:value="4003" table:style-name="ce13">
            <text:p>4,003</text:p>
          </table:table-cell>
          <table:table-cell office:value-type="float" office:value="4694" table:style-name="ce13">
            <text:p>4,694</text:p>
          </table:table-cell>
          <table:table-cell office:value-type="float" office:value="6973" table:style-name="ce13">
            <text:p>6,973</text:p>
          </table:table-cell>
          <table:table-cell office:value-type="float" office:value="63815" table:style-name="ce15">
            <text:p>63,815</text:p>
          </table:table-cell>
          <table:table-cell office:value-type="float" office:value="60652" table:style-name="ce15">
            <text:p>60,652</text:p>
          </table:table-cell>
          <table:table-cell office:value-type="float" office:value="137925" table:style-name="ce15">
            <text:p>137,925</text:p>
          </table:table-cell>
          <table:table-cell office:value-type="float" office:value="233470" table:style-name="ce13">
            <text:p>233,470</text:p>
          </table:table-cell>
          <table:table-cell office:value-type="float" office:value="508579" table:style-name="ce13">
            <text:p>508,579</text:p>
          </table:table-cell>
          <table:table-cell office:value-type="float" office:value="27832752" table:style-name="ce13">
            <text:p>27,832,752</text:p>
          </table:table-cell>
          <table:table-cell office:value-type="float" office:value="168656647" table:style-name="ce13">
            <text:p>168,656,647</text:p>
          </table:table-cell>
          <table:table-cell office:value-type="float" office:value="341497209" table:style-name="ce15">
            <text:p>341,497,209</text:p>
          </table:table-cell>
          <table:table-cell office:value-type="float" office:value="551466846" table:style-name="ce13">
            <text:p>551,466,846</text:p>
          </table:table-cell>
          <table:table-cell table:number-columns-repeated="16368"/>
        </table:table-row>
        <table:table-row table:number-rows-repeated="104854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Followed_32_Hyperlink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" style:display-name="Followed Hyperlink" style:family="table-cell" style:data-style-name="N0">
      <style:text-properties fo:color="#800080" style:text-underline-style="solid" style:text-underline-type="single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1" style:display-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gradient" draw:fill-gradient-name="a5" draw:stroke="solid" svg:stroke-width="0.01042in" svg:stroke-color="#4a7ebb" svg:stroke-opacity="100%" draw:shadow="visible" draw:shadow-offset-x="0in" draw:shadow-offset-y="0.02515in" draw:shadow-color="#000000" draw:shadow-opacity="35%"/>
    </style:default-style>
    <draw:gradient draw:name="a5" draw:style="linear" draw:angle="1800" draw:start-color="#3f80cd" draw:end-color="#9bc1ff" draw:start-intensity="100%" draw:end-intensity="100%"/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  <style:page-layout style:name="pm2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Victor</meta:initial-creator>
    <dc:creator>victor</dc:creator>
    <meta:creation-date>2013-01-21T04:07:14Z</meta:creation-date>
    <dc:date>2013-01-21T17:00:3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520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520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74.25pt" svg:width="531.0pt" chart:style-name="Crt0">
        <chart:title chart:style-name="CT00">
          <text:p text:style-name="a0" text:class-names="" text:cond-style-name="">Total running time [sec]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#_of_threads_variable.$A$24:.$A$32"/>
          </chart:axis>
          <chart:axis chart:dimension="y" chart:name="primary-y" chart:style-name="Axs1">
            <chart:grid chart:class="major" chart:style-name="GMa1"/>
          </chart:axis>
          <chart:series chart:label-cell-address="#_of_threads_variable.$C$23" chart:values-cell-range-address="#_of_threads_variable.$C$24:.$C$32" chart:class="chart:line" chart:attached-axis="primary-y" chart:style-name="G0S0">
            <chart:data-point chart:repeated="9"/>
          </chart:series>
          <chart:series chart:label-cell-address="#_of_threads_variable.$E$23" chart:values-cell-range-address="#_of_threads_variable.$E$24:.$E$32" chart:class="chart:line" chart:attached-axis="primary-y" chart:style-name="G0S1">
            <chart:data-point chart:repeated="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520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520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96.25pt" svg:width="511.0pt" chart:style-name="Crt0">
        <chart:title chart:style-name="CT00">
          <text:p text:style-name="a0" text:class-names="" text:cond-style-name="">running time, 10 threads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variable_test_size.$A$8:.$A$22"/>
          </chart:axis>
          <chart:axis chart:dimension="y" chart:name="primary-y" chart:style-name="Axs1">
            <chart:grid chart:class="major" chart:style-name="GMa1"/>
          </chart:axis>
          <chart:series chart:label-cell-address="variable_test_size.$F$7" chart:values-cell-range-address="variable_test_size.$F$8:.$F$22" chart:class="chart:line" chart:attached-axis="primary-y" chart:style-name="G0S0">
            <chart:data-point chart:repeated="15"/>
          </chart:series>
          <chart:series chart:label-cell-address="variable_test_size.$L$7" chart:values-cell-range-address="variable_test_size.$L$8:.$L$22" chart:class="chart:line" chart:attached-axis="primary-y" chart:style-name="G0S1">
            <chart:data-point chart:repeated="1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520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520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81.75pt" svg:width="454.75pt" chart:style-name="Crt0">
        <chart:title chart:style-name="CT00">
          <text:p text:style-name="a0" text:class-names="" text:cond-style-name="">40 threads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variable_test_size.$A$8:.$A$22"/>
          </chart:axis>
          <chart:axis chart:dimension="y" chart:name="primary-y" chart:style-name="Axs1">
            <chart:grid chart:class="major" chart:style-name="GMa1"/>
          </chart:axis>
          <chart:series chart:label-cell-address="variable_test_size.$G$7" chart:values-cell-range-address="variable_test_size.$G$8:.$G$22" chart:class="chart:line" chart:attached-axis="primary-y" chart:style-name="G0S0">
            <chart:data-point chart:repeated="15"/>
          </chart:series>
          <chart:series chart:label-cell-address="variable_test_size.$M$7" chart:values-cell-range-address="variable_test_size.$M$8:.$M$22" chart:class="chart:line" chart:attached-axis="primary-y" chart:style-name="G0S1">
            <chart:data-point chart:repeated="1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520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520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87.5pt" svg:width="456.0pt" chart:style-name="Crt0">
        <chart:title chart:style-name="CT00">
          <text:p text:style-name="a0" text:class-names="" text:cond-style-name="">80 threads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variable_test_size.$A$8:.$A$22"/>
          </chart:axis>
          <chart:axis chart:dimension="y" chart:name="primary-y" chart:style-name="Axs1">
            <chart:grid chart:class="major" chart:style-name="GMa1"/>
          </chart:axis>
          <chart:series chart:label-cell-address="variable_test_size.$H$7" chart:values-cell-range-address="variable_test_size.$H$8:.$H$22" chart:class="chart:line" chart:attached-axis="primary-y" chart:style-name="G0S0">
            <chart:data-point chart:repeated="15"/>
          </chart:series>
          <chart:series chart:label-cell-address="variable_test_size.$N$7" chart:values-cell-range-address="variable_test_size.$N$8:.$N$22" chart:class="chart:line" chart:attached-axis="primary-y" chart:style-name="G0S1">
            <chart:data-point chart:repeated="15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520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520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4.5pt" svg:width="533.0pt" chart:style-name="Crt0">
        <chart:title chart:style-name="CT00">
          <text:p text:style-name="a0" text:class-names="" text:cond-style-name="">Cache misses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counters.$B$7:.$P$7"/>
          </chart:axis>
          <chart:axis chart:dimension="y" chart:name="primary-y" chart:style-name="Axs1">
            <chart:grid chart:class="major" chart:style-name="GMa1"/>
          </chart:axis>
          <chart:series chart:label-cell-address="counters.$A$12" chart:values-cell-range-address="counters.$B$12:.$P$12" chart:class="chart:line" chart:attached-axis="primary-y" chart:style-name="G0S0">
            <chart:data-point chart:repeated="15"/>
          </chart:series>
          <chart:series chart:label-cell-address="counters.$A$25" chart:values-cell-range-address="counters.$B$25:.$P$25" chart:class="chart:line" chart:attached-axis="primary-y" chart:style-name="G0S1">
            <chart:data-point chart:repeated="1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